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396in" fo:margin-left="-0.037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9167in"/>
    </style:style>
    <style:style style:name="Table1.C" style:family="table-column">
      <style:table-column-properties style:column-width="1.4792in"/>
    </style:style>
    <style:style style:name="Table1.D" style:family="table-column">
      <style:table-column-properties style:column-width="1.968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7188in" fo:margin-left="-0.0167in" table:align="left"/>
    </style:style>
    <style:style style:name="Table4.A" style:family="table-column">
      <style:table-column-properties style:column-width="2.25in"/>
    </style:style>
    <style:style style:name="Table4.B" style:family="table-column">
      <style:table-column-properties style:column-width="2.2292in"/>
    </style:style>
    <style:style style:name="Table4.C" style:family="table-column">
      <style:table-column-properties style:column-width="2.239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 style:list-style-name="L2">
      <style:text-properties style:font-name="Arial" fo:font-size="14pt" officeooo:paragraph-rsid="001935eb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paragraph-rsid="001935eb" style:font-size-asian="12.25pt" style:font-size-complex="14pt"/>
    </style:style>
    <style:style style:name="P3" style:family="paragraph" style:parent-style-name="Standard" style:list-style-name="L53">
      <style:text-properties style:font-name="Arial" fo:font-size="14pt" officeooo:paragraph-rsid="001935eb" style:font-size-asian="12.25pt" style:font-size-complex="14pt"/>
    </style:style>
    <style:style style:name="P4" style:family="paragraph" style:parent-style-name="Standard" style:list-style-name="L54">
      <style:text-properties style:font-name="Arial" fo:font-size="14pt" officeooo:paragraph-rsid="001935eb" style:font-size-asian="12.25pt" style:font-size-complex="14pt"/>
    </style:style>
    <style:style style:name="P5" style:family="paragraph" style:parent-style-name="Standard" style:list-style-name="L55">
      <style:text-properties style:font-name="Arial" fo:font-size="14pt" officeooo:paragraph-rsid="001935eb" style:font-size-asian="12.25pt" style:font-size-complex="14pt"/>
    </style:style>
    <style:style style:name="P6" style:family="paragraph" style:parent-style-name="Standard" style:list-style-name="L56">
      <style:text-properties style:font-name="Arial" fo:font-size="14pt" officeooo:paragraph-rsid="001935eb" style:font-size-asian="12.25pt" style:font-size-complex="14pt"/>
    </style:style>
    <style:style style:name="P7" style:family="paragraph" style:parent-style-name="Standard" style:list-style-name="L57">
      <style:text-properties style:font-name="Arial" fo:font-size="14pt" officeooo:paragraph-rsid="001935eb" style:font-size-asian="12.25pt" style:font-size-complex="14pt"/>
    </style:style>
    <style:style style:name="P8" style:family="paragraph" style:parent-style-name="Standard" style:list-style-name="L58">
      <style:text-properties style:font-name="Arial" fo:font-size="14pt" officeooo:paragraph-rsid="001935eb" style:font-size-asian="12.25pt" style:font-size-complex="14pt"/>
    </style:style>
    <style:style style:name="P9" style:family="paragraph" style:parent-style-name="Standard" style:list-style-name="L59">
      <style:text-properties style:font-name="Arial" fo:font-size="14pt" officeooo:paragraph-rsid="001935eb" style:font-size-asian="12.25pt" style:font-size-complex="14pt"/>
    </style:style>
    <style:style style:name="P10" style:family="paragraph" style:parent-style-name="Standard" style:list-style-name="L60">
      <style:text-properties style:font-name="Arial" fo:font-size="14pt" officeooo:paragraph-rsid="001935eb" style:font-size-asian="12.25pt" style:font-size-complex="14pt"/>
    </style:style>
    <style:style style:name="P11" style:family="paragraph" style:parent-style-name="Standard" style:list-style-name="L61">
      <style:text-properties style:font-name="Arial" fo:font-size="14pt" officeooo:paragraph-rsid="001935eb" style:font-size-asian="12.25pt" style:font-size-complex="14pt"/>
    </style:style>
    <style:style style:name="P12" style:family="paragraph" style:parent-style-name="Standard" style:list-style-name="L62">
      <style:text-properties style:font-name="Arial" fo:font-size="14pt" officeooo:paragraph-rsid="001935eb" style:font-size-asian="12.25pt" style:font-size-complex="14pt"/>
    </style:style>
    <style:style style:name="P13" style:family="paragraph" style:parent-style-name="Standard" style:list-style-name="L63">
      <style:text-properties style:font-name="Arial" fo:font-size="14pt" officeooo:paragraph-rsid="001935eb" style:font-size-asian="12.25pt" style:font-size-complex="14pt"/>
    </style:style>
    <style:style style:name="P14" style:family="paragraph" style:parent-style-name="Standard" style:list-style-name="L64">
      <style:text-properties style:font-name="Arial" fo:font-size="14pt" officeooo:paragraph-rsid="001935eb" style:font-size-asian="12.25pt" style:font-size-complex="14pt"/>
    </style:style>
    <style:style style:name="P15" style:family="paragraph" style:parent-style-name="Standard" style:list-style-name="L65">
      <style:text-properties style:font-name="Arial" fo:font-size="14pt" officeooo:paragraph-rsid="001935eb" style:font-size-asian="12.25pt" style:font-size-complex="14pt"/>
    </style:style>
    <style:style style:name="P16" style:family="paragraph" style:parent-style-name="Standard" style:list-style-name="L66">
      <style:text-properties style:font-name="Arial" fo:font-size="14pt" officeooo:paragraph-rsid="001935eb" style:font-size-asian="12.25pt" style:font-size-complex="14pt"/>
    </style:style>
    <style:style style:name="P17" style:family="paragraph" style:parent-style-name="Standard" style:list-style-name="L67">
      <style:text-properties style:font-name="Arial" fo:font-size="14pt" officeooo:paragraph-rsid="001935eb" style:font-size-asian="12.25pt" style:font-size-complex="14pt"/>
    </style:style>
    <style:style style:name="P18" style:family="paragraph" style:parent-style-name="Standard" style:list-style-name="L68">
      <style:text-properties style:font-name="Arial" fo:font-size="14pt" officeooo:paragraph-rsid="001935eb" style:font-size-asian="12.25pt" style:font-size-complex="14pt"/>
    </style:style>
    <style:style style:name="P19" style:family="paragraph" style:parent-style-name="Standard" style:list-style-name="L69">
      <style:text-properties style:font-name="Arial" fo:font-size="14pt" officeooo:paragraph-rsid="001935eb" style:font-size-asian="12.25pt" style:font-size-complex="14pt"/>
    </style:style>
    <style:style style:name="P20" style:family="paragraph" style:parent-style-name="Standard" style:list-style-name="L70">
      <style:text-properties style:font-name="Arial" fo:font-size="14pt" officeooo:paragraph-rsid="001935eb" style:font-size-asian="12.25pt" style:font-size-complex="14pt"/>
    </style:style>
    <style:style style:name="P21" style:family="paragraph" style:parent-style-name="Standard" style:list-style-name="L71">
      <style:text-properties style:font-name="Arial" fo:font-size="14pt" officeooo:paragraph-rsid="001935eb" style:font-size-asian="12.25pt" style:font-size-complex="14pt"/>
    </style:style>
    <style:style style:name="P22" style:family="paragraph" style:parent-style-name="Standard" style:list-style-name="L72">
      <style:text-properties style:font-name="Arial" fo:font-size="14pt" officeooo:paragraph-rsid="001935eb" style:font-size-asian="12.25pt" style:font-size-complex="14pt"/>
    </style:style>
    <style:style style:name="P23" style:family="paragraph" style:parent-style-name="Standard" style:list-style-name="L73">
      <style:text-properties style:font-name="Arial" fo:font-size="14pt" officeooo:paragraph-rsid="001935eb" style:font-size-asian="12.25pt" style:font-size-complex="14pt"/>
    </style:style>
    <style:style style:name="P24" style:family="paragraph" style:parent-style-name="Standard" style:list-style-name="L74">
      <style:text-properties style:font-name="Arial" fo:font-size="14pt" officeooo:paragraph-rsid="001935eb" style:font-size-asian="12.25pt" style:font-size-complex="14pt"/>
    </style:style>
    <style:style style:name="P25" style:family="paragraph" style:parent-style-name="Standard" style:list-style-name="L75">
      <style:text-properties style:font-name="Arial" fo:font-size="14pt" officeooo:paragraph-rsid="001935eb" style:font-size-asian="12.25pt" style:font-size-complex="14pt"/>
    </style:style>
    <style:style style:name="P26" style:family="paragraph" style:parent-style-name="Standard" style:list-style-name="L76">
      <style:text-properties style:font-name="Arial" fo:font-size="14pt" officeooo:paragraph-rsid="001935eb" style:font-size-asian="12.25pt" style:font-size-complex="14pt"/>
    </style:style>
    <style:style style:name="P27" style:family="paragraph" style:parent-style-name="Standard" style:list-style-name="L77">
      <style:text-properties style:font-name="Arial" fo:font-size="14pt" officeooo:paragraph-rsid="001935eb" style:font-size-asian="12.25pt" style:font-size-complex="14pt"/>
    </style:style>
    <style:style style:name="P28" style:family="paragraph" style:parent-style-name="Standard" style:list-style-name="L78">
      <style:text-properties style:font-name="Arial" fo:font-size="14pt" officeooo:paragraph-rsid="001935eb" style:font-size-asian="12.25pt" style:font-size-complex="14pt"/>
    </style:style>
    <style:style style:name="P29" style:family="paragraph" style:parent-style-name="Standard" style:list-style-name="L79">
      <style:text-properties style:font-name="Arial" fo:font-size="14pt" officeooo:paragraph-rsid="001935eb" style:font-size-asian="12.25pt" style:font-size-complex="14pt"/>
    </style:style>
    <style:style style:name="P30" style:family="paragraph" style:parent-style-name="Standard" style:list-style-name="L80">
      <style:text-properties style:font-name="Arial" fo:font-size="14pt" officeooo:paragraph-rsid="001935eb" style:font-size-asian="12.25pt" style:font-size-complex="14pt"/>
    </style:style>
    <style:style style:name="P31" style:family="paragraph" style:parent-style-name="Standard" style:list-style-name="L82">
      <style:text-properties style:font-name="Arial" fo:font-size="14pt" officeooo:paragraph-rsid="001935eb" style:font-size-asian="12.25pt" style:font-size-complex="14pt"/>
    </style:style>
    <style:style style:name="P32" style:family="paragraph" style:parent-style-name="Standard" style:list-style-name="L83">
      <style:text-properties style:font-name="Arial" fo:font-size="14pt" officeooo:paragraph-rsid="001935eb" style:font-size-asian="12.25pt" style:font-size-complex="14pt"/>
    </style:style>
    <style:style style:name="P33" style:family="paragraph" style:parent-style-name="Standard" style:list-style-name="L84">
      <style:text-properties style:font-name="Arial" fo:font-size="14pt" officeooo:paragraph-rsid="001935eb" style:font-size-asian="12.25pt" style:font-size-complex="14pt"/>
    </style:style>
    <style:style style:name="P34" style:family="paragraph" style:parent-style-name="Standard" style:list-style-name="L85">
      <style:text-properties style:font-name="Arial" fo:font-size="14pt" officeooo:paragraph-rsid="001935eb" style:font-size-asian="12.25pt" style:font-size-complex="14pt"/>
    </style:style>
    <style:style style:name="P35" style:family="paragraph" style:parent-style-name="Standard" style:list-style-name="L86">
      <style:text-properties style:font-name="Arial" fo:font-size="14pt" officeooo:paragraph-rsid="001935eb" style:font-size-asian="12.25pt" style:font-size-complex="14pt"/>
    </style:style>
    <style:style style:name="P36" style:family="paragraph" style:parent-style-name="Standard" style:list-style-name="L87">
      <style:text-properties style:font-name="Arial" fo:font-size="14pt" officeooo:paragraph-rsid="001935eb" style:font-size-asian="12.25pt" style:font-size-complex="14pt"/>
    </style:style>
    <style:style style:name="P37" style:family="paragraph" style:parent-style-name="Standard" style:list-style-name="L88">
      <style:text-properties style:font-name="Arial" fo:font-size="14pt" officeooo:paragraph-rsid="001935eb" style:font-size-asian="12.25pt" style:font-size-complex="14pt"/>
    </style:style>
    <style:style style:name="P38" style:family="paragraph" style:parent-style-name="Standard" style:list-style-name="L89">
      <style:text-properties style:font-name="Arial" fo:font-size="14pt" officeooo:paragraph-rsid="001935eb" style:font-size-asian="12.25pt" style:font-size-complex="14pt"/>
    </style:style>
    <style:style style:name="P39" style:family="paragraph" style:parent-style-name="Standard" style:list-style-name="L90">
      <style:text-properties style:font-name="Arial" fo:font-size="14pt" officeooo:paragraph-rsid="001935eb" style:font-size-asian="12.25pt" style:font-size-complex="14pt"/>
    </style:style>
    <style:style style:name="P40" style:family="paragraph" style:parent-style-name="Standard" style:list-style-name="L91">
      <style:text-properties style:font-name="Arial" fo:font-size="14pt" officeooo:paragraph-rsid="001935eb" style:font-size-asian="12.25pt" style:font-size-complex="14pt"/>
    </style:style>
    <style:style style:name="P41" style:family="paragraph" style:parent-style-name="Standard" style:list-style-name="L92">
      <style:text-properties style:font-name="Arial" fo:font-size="14pt" officeooo:paragraph-rsid="001935eb" style:font-size-asian="12.25pt" style:font-size-complex="14pt"/>
    </style:style>
    <style:style style:name="P42" style:family="paragraph" style:parent-style-name="Standard" style:list-style-name="L93">
      <style:text-properties style:font-name="Arial" fo:font-size="14pt" officeooo:paragraph-rsid="001935eb" style:font-size-asian="12.25pt" style:font-size-complex="14pt"/>
    </style:style>
    <style:style style:name="P43" style:family="paragraph" style:parent-style-name="Standard" style:list-style-name="L94">
      <style:text-properties style:font-name="Arial" fo:font-size="14pt" officeooo:paragraph-rsid="001935eb" style:font-size-asian="12.25pt" style:font-size-complex="14pt"/>
    </style:style>
    <style:style style:name="P44" style:family="paragraph" style:parent-style-name="Standard" style:list-style-name="L96">
      <style:text-properties style:font-name="Arial" fo:font-size="14pt" officeooo:paragraph-rsid="001935eb" style:font-size-asian="12.25pt" style:font-size-complex="14pt"/>
    </style:style>
    <style:style style:name="P45" style:family="paragraph" style:parent-style-name="Standard" style:list-style-name="L97">
      <style:text-properties style:font-name="Arial" fo:font-size="14pt" officeooo:paragraph-rsid="001935eb" style:font-size-asian="12.25pt" style:font-size-complex="14pt"/>
    </style:style>
    <style:style style:name="P46" style:family="paragraph" style:parent-style-name="Standard" style:list-style-name="L98">
      <style:text-properties style:font-name="Arial" fo:font-size="14pt" officeooo:paragraph-rsid="001935eb" style:font-size-asian="12.25pt" style:font-size-complex="14pt"/>
    </style:style>
    <style:style style:name="P47" style:family="paragraph" style:parent-style-name="Standard" style:list-style-name="L99">
      <style:text-properties style:font-name="Arial" fo:font-size="14pt" officeooo:paragraph-rsid="001935eb" style:font-size-asian="12.25pt" style:font-size-complex="14pt"/>
    </style:style>
    <style:style style:name="P48" style:family="paragraph" style:parent-style-name="Standard" style:list-style-name="L100">
      <style:text-properties style:font-name="Arial" fo:font-size="14pt" officeooo:paragraph-rsid="001935eb" style:font-size-asian="12.25pt" style:font-size-complex="14pt"/>
    </style:style>
    <style:style style:name="P49" style:family="paragraph" style:parent-style-name="Standard" style:list-style-name="L101">
      <style:text-properties style:font-name="Arial" fo:font-size="14pt" officeooo:paragraph-rsid="001935eb" style:font-size-asian="12.25pt" style:font-size-complex="14pt"/>
    </style:style>
    <style:style style:name="P50" style:family="paragraph" style:parent-style-name="Standard" style:list-style-name="L102">
      <style:text-properties style:font-name="Arial" fo:font-size="14pt" officeooo:paragraph-rsid="001935eb" style:font-size-asian="12.25pt" style:font-size-complex="14pt"/>
    </style:style>
    <style:style style:name="P51" style:family="paragraph" style:parent-style-name="Standard" style:list-style-name="L103">
      <style:text-properties style:font-name="Arial" fo:font-size="14pt" officeooo:paragraph-rsid="001935eb" style:font-size-asian="12.25pt" style:font-size-complex="14pt"/>
    </style:style>
    <style:style style:name="P52" style:family="paragraph" style:parent-style-name="Standard">
      <style:text-properties style:font-name="Arial" fo:font-size="14pt" officeooo:paragraph-rsid="001935eb" style:font-size-asian="12.25pt" style:font-size-complex="14pt"/>
    </style:style>
    <style:style style:name="P53" style:family="paragraph" style:parent-style-name="Standard">
      <style:paragraph-properties fo:text-align="center" style:justify-single-word="false"/>
      <style:text-properties style:font-name="Arial" fo:font-size="14pt" fo:font-weight="bold" officeooo:paragraph-rsid="001935eb" style:font-size-asian="12.25pt" style:font-weight-asian="bold" style:font-size-complex="14pt" style:font-weight-complex="bold"/>
    </style:style>
    <style:style style:name="P54" style:family="paragraph" style:parent-style-name="Standard">
      <style:text-properties style:font-name="Arial" fo:font-size="14pt" fo:font-weight="bold" officeooo:paragraph-rsid="001935eb" style:font-size-asian="12.25pt" style:font-weight-asian="bold" style:font-size-complex="14pt" style:font-weight-complex="bold"/>
    </style:style>
    <style:style style:name="P55" style:family="paragraph" style:parent-style-name="Standard" style:list-style-name="L81">
      <style:text-properties style:font-name="Arial" fo:font-size="14pt" fo:font-weight="normal" officeooo:paragraph-rsid="001935eb" style:font-size-asian="12.25pt" style:font-weight-asian="normal" style:font-size-complex="14pt" style:font-weight-complex="normal"/>
    </style:style>
    <style:style style:name="P56" style:family="paragraph" style:parent-style-name="Standard">
      <style:text-properties style:font-name="Arial" fo:font-size="14pt" fo:font-weight="normal" officeooo:paragraph-rsid="001935eb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Arial" fo:font-size="14pt" officeooo:paragraph-rsid="001935eb" fo:background-color="transparent" style:font-size-asian="12.25pt" style:font-size-complex="14pt"/>
    </style:style>
    <style:style style:name="P58" style:family="paragraph" style:parent-style-name="Standard">
      <style:paragraph-properties fo:text-align="center" style:justify-single-word="false"/>
      <style:text-properties style:font-name="Arial" fo:font-size="13pt" officeooo:paragraph-rsid="001935eb" style:font-size-asian="13pt" style:font-size-complex="13pt"/>
    </style:style>
    <style:style style:name="P59" style:family="paragraph" style:parent-style-name="Standard" style:list-style-name="L59">
      <style:text-properties officeooo:paragraph-rsid="001935eb"/>
    </style:style>
    <style:style style:name="P60" style:family="paragraph" style:parent-style-name="Standard" style:list-style-name="L64">
      <style:text-properties officeooo:paragraph-rsid="001935eb"/>
    </style:style>
    <style:style style:name="P61" style:family="paragraph" style:parent-style-name="Standard" style:list-style-name="L65">
      <style:text-properties officeooo:paragraph-rsid="001935eb"/>
    </style:style>
    <style:style style:name="P62" style:family="paragraph" style:parent-style-name="Standard" style:list-style-name="L85">
      <style:text-properties officeooo:paragraph-rsid="001935eb"/>
    </style:style>
    <style:style style:name="P63" style:family="paragraph" style:parent-style-name="Standard" style:list-style-name="L93">
      <style:text-properties officeooo:paragraph-rsid="001935eb"/>
    </style:style>
    <style:style style:name="P64" style:family="paragraph" style:parent-style-name="Standard" style:list-style-name="L95">
      <style:text-properties officeooo:paragraph-rsid="001935eb"/>
    </style:style>
    <style:style style:name="P65" style:family="paragraph" style:parent-style-name="Standard" style:list-style-name="L98">
      <style:text-properties officeooo:paragraph-rsid="001935eb"/>
    </style:style>
    <style:style style:name="P66" style:family="paragraph" style:parent-style-name="Standard" style:list-style-name="L102">
      <style:text-properties officeooo:paragraph-rsid="001935eb"/>
    </style:style>
    <style:style style:name="P67" style:family="paragraph" style:parent-style-name="Standard">
      <style:text-properties officeooo:paragraph-rsid="001935eb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4pt" officeooo:rsid="002dddf8" officeooo:paragraph-rsid="001935eb" fo:background-color="transparent" style:font-size-asian="12.25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4pt" officeooo:rsid="002dddf8" officeooo:paragraph-rsid="001935eb" style:font-size-asian="12.25pt" style:font-size-complex="14pt"/>
    </style:style>
    <style:style style:name="T1" style:family="text">
      <style:text-properties style:font-name="Arial" fo:font-size="14pt" style:font-size-asian="12.25pt" style:font-size-complex="14pt"/>
    </style:style>
    <style:style style:name="T2" style:family="text">
      <style:text-properties style:font-name="Arial" fo:font-size="14pt" officeooo:rsid="0022e01b" style:font-size-asian="12.25pt" style:font-size-complex="14pt"/>
    </style:style>
    <style:style style:name="T3" style:family="text">
      <style:text-properties style:font-name="Arial" fo:font-size="14pt" officeooo:rsid="002438ce" style:font-size-asian="12.25pt" style:font-size-complex="14pt"/>
    </style:style>
    <style:style style:name="T4" style:family="text">
      <style:text-properties style:font-name="Arial" fo:font-size="14pt" officeooo:rsid="00326023" style:font-size-asian="12.25pt" style:font-size-complex="14pt"/>
    </style:style>
    <style:style style:name="T5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6" style:family="text">
      <style:text-properties style:font-name="Arial" fo:font-size="14pt" fo:font-weight="bold" officeooo:rsid="001ff58a" style:font-size-asian="12.25pt" style:font-weight-asian="bold" style:font-size-complex="14pt" style:font-weight-complex="bold"/>
    </style:style>
    <style:style style:name="T7" style:family="text">
      <style:text-properties style:font-name="Arial" fo:font-size="14pt" fo:font-weight="bold" officeooo:rsid="0025f71f" style:font-size-asian="12.25pt" style:font-weight-asian="bold" style:font-size-complex="14pt" style:font-weight-complex="bold"/>
    </style:style>
    <style:style style:name="T8" style:family="text"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f58a" style:font-weight-asian="bold" style:font-weight-complex="bold"/>
    </style:style>
    <style:style style:name="T11" style:family="text">
      <style:text-properties fo:font-weight="bold" officeooo:rsid="00215f74" style:font-weight-asian="bold" style:font-weight-complex="bold"/>
    </style:style>
    <style:style style:name="T12" style:family="text">
      <style:text-properties fo:font-weight="bold" officeooo:rsid="0022e01b" style:font-weight-asian="bold" style:font-weight-complex="bold"/>
    </style:style>
    <style:style style:name="T13" style:family="text">
      <style:text-properties fo:font-weight="bold" officeooo:rsid="0025f71f" style:font-weight-asian="bold" style:font-weight-complex="bold"/>
    </style:style>
    <style:style style:name="T14" style:family="text">
      <style:text-properties fo:font-weight="bold" officeooo:rsid="002add4c" style:font-weight-asian="bold" style:font-weight-complex="bold"/>
    </style:style>
    <style:style style:name="T15" style:family="text">
      <style:text-properties fo:font-weight="bold" officeooo:rsid="002b95f0" style:font-weight-asian="bold" style:font-weight-complex="bold"/>
    </style:style>
    <style:style style:name="T16" style:family="text">
      <style:text-properties fo:font-weight="bold" officeooo:rsid="00326023" style:font-weight-asian="bold" style:font-weight-complex="bold"/>
    </style:style>
    <style:style style:name="T17" style:family="text">
      <style:text-properties fo:font-weight="bold" officeooo:rsid="003666a7" style:font-weight-asian="bold" style:font-weight-complex="bold"/>
    </style:style>
    <style:style style:name="T18" style:family="text">
      <style:text-properties officeooo:rsid="002438ce"/>
    </style:style>
    <style:style style:name="T19" style:family="text">
      <style:text-properties officeooo:rsid="002f3194"/>
    </style:style>
    <style:style style:name="T20" style:family="text">
      <style:text-properties officeooo:rsid="0032602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span text:style-name="T1">🟢 </text:span><text:span text:style-name="T5">Основное по компьютерным сетям и их истории</text:span></text:p>
      <text:p text:style-name="P52"><text:span text:style-name="T9"/></text:p>
      <text:p text:style-name="P52"><text:span text:style-name="T10">1) </text:span><text:span text:style-name="T9">Компьютерная сеть</text:span> — система, позволяющая устройствам (компьютерам, серверам, принтерам и др.) обмениваться данными между собой.</text:p>
      <text:p text:style-name="P52">------------------------------------------------------------------------------------------------------A computer network is a system that allows devices (computers, servers, printers, etc.) to exchange data with each other.</text:p>
      <text:p text:style-name="P67"><text:span text:style-name="T5"/></text:p>
      <text:p text:style-name="P67"><text:span text:style-name="T6">2) </text:span><text:span text:style-name="T5">Главные задачи сети:</text:span></text:p>
      <text:list text:style-name="L2">
        <text:list-item>
          <text:p text:style-name="P1">Обмен данными между устройствами</text:p>
        </text:list-item>
        <text:list-item>
          <text:p text:style-name="P1">Совместное использование ресурсов (файлы, принтеры, интернет)</text:p>
        </text:list-item>
      </text:list>
      <text:p text:style-name="P52">------------------------------------------------------------------------------------------------------Main purposes: data exchange between devices; shared access to resources (files, printers, internet).</text:p>
      <text:p text:style-name="P52"/>
      <text:p text:style-name="P52"><text:span text:style-name="T10">3)</text:span><text:span text:style-name="T9">Краткая история сетей:</text:span></text:p>
      <text:list text:style-name="L53">
        <text:list-item>
          <text:p text:style-name="P3">Первые сети: телетайпы, модемы, телефонные линии, пакетная передача данных (X.25, ARPANET).</text:p>
        </text:list-item>
        <text:list-item>
          <text:p text:style-name="P3">Ранние глобальные сети: USEnet, FIDOnet, BBS.</text:p>
        </text:list-item>
        <text:list-item>
          <text:p text:style-name="P3">Появление dial-up (модемный интернет), затем широкополосный доступ (DSL, оптика).</text:p>
        </text:list-item>
      </text:list>
      <text:p text:style-name="P52">------------------------------------------------------------------------------------------------------</text:p>
      <text:p text:style-name="P52">Early networks: teletype, modems, phone lines, packet switching (X.25, ARPANET).</text:p>
      <text:p text:style-name="P52">Early global nets: USEnet, FIDOnet, BBS.</text:p>
      <text:p text:style-name="P52">Then — dial-up internet, later — broadband (DSL, fiber).</text:p>
      <text:p text:style-name="P52"/>
      <text:p text:style-name="P52"><text:span text:style-name="T10">4)</text:span><text:span text:style-name="T9">Типы сетей:</text:span></text:p>
      <text:list text:style-name="L54">
        <text:list-item>
          <text:p text:style-name="P4">LAN (локальная сеть) — офис, дом, небольшая территория.</text:p>
        </text:list-item>
        <text:list-item>
          <text:p text:style-name="P4">WAN (глобальная сеть) — объединяет города, страны, континенты (интернет).</text:p>
        </text:list-item>
        <text:list-item>
          <text:p text:style-name="P4">MAN (городская сеть) — в пределах одного города или района.</text:p>
        </text:list-item>
      </text:list>
      <text:p text:style-name="P52">------------------------------------------------------------------------------------------------------</text:p>
      <text:p text:style-name="P52">LAN — local area network (office, home).</text:p>
      <text:p text:style-name="P52">WAN — wide area network (global, e.g. the internet).</text:p>
      <text:p text:style-name="P52">MAN — metropolitan area network (city or district level).</text:p>
      <text:p text:style-name="P52"/>
      <text:p text:style-name="P52"><text:span text:style-name="T10">5) </text:span><text:span text:style-name="T9">Топологии сетей:</text:span></text:p>
      <text:list text:style-name="L55">
        <text:list-item>
          <text:p text:style-name="P5">Звезда, шина, кольцо, ячеистая, смешанная.</text:p>
        </text:list-item>
        <text:list-item>
          <text:p text:style-name="P5">Топология определяет, как устройства физически соединены друг с другом.</text:p>
        </text:list-item>
      </text:list>
      <text:p text:style-name="P52">------------------------------------------------------------------------------------------------------</text:p>
      <text:p text:style-name="P52">Network topologies: star, bus, ring, mesh, hybrid. Topology defines how devices are physically connected.</text:p>
      <text:p text:style-name="P52"><text:soft-page-break/></text:p>
      <text:p text:style-name="P52"><text:span text:style-name="T10">6) </text:span><text:span text:style-name="T9">Основные компоненты сети:</text:span></text:p>
      <text:list text:style-name="L56">
        <text:list-item>
          <text:p text:style-name="P6">Маршрутизатор (router), коммутатор (switch), концентратор (hub), точка доступа (AP), сетевые карты (NIC).</text:p>
        </text:list-item>
        <text:list-item>
          <text:p text:style-name="P6">Протоколы: TCP/IP — основной стандарт передачи данных.</text:p>
        </text:list-item>
      </text:list>
      <text:p text:style-name="P52">------------------------------------------------------------------------------------------------------</text:p>
      <text:p text:style-name="P52">Main network elements: router, switch, hub, access point, NIC. TCP/IP — main protocol.</text:p>
      <text:p text:style-name="P52"/>
      <text:p text:style-name="P52"><text:span text:style-name="T10">7) </text:span><text:span text:style-name="T9">Принципы передачи данных:</text:span></text:p>
      <text:list text:style-name="L57">
        <text:list-item>
          <text:p text:style-name="P7">Передача осуществляется "пакетами" (packet switching).</text:p>
        </text:list-item>
        <text:list-item>
          <text:p text:style-name="P7">Важно: маршрутизация, MTU (размер пакета), контроль целостности.</text:p>
        </text:list-item>
        <text:list-item>
          <text:p text:style-name="P7">Модели OSI и TCP/IP — стандарты для построения сетей.</text:p>
        </text:list-item>
      </text:list>
      <text:p text:style-name="P52">------------------------------------------------------------------------------------------------------Data is sent in packets; routing, MTU (packet size), integrity checking are important. OSI/TCP-IP models are the basis.</text:p>
      <text:p text:style-name="P52"/>
      <text:p text:style-name="P54">Практическое значение для DevOps и системного администратора:</text:p>
      <text:list text:style-name="L58">
        <text:list-item>
          <text:p text:style-name="P8">Понимать отличия LAN/WAN, топологии, сетевые устройства.</text:p>
        </text:list-item>
        <text:list-item>
          <text:p text:style-name="P8">Разбираться в протоколах и базовых принципах передачи данных.</text:p>
        </text:list-item>
        <text:list-item>
          <text:p text:style-name="P8">Знать историю для понимания современных технологий и почему они работают именно так.</text:p>
        </text:list-item>
      </text:list>
      <text:p text:style-name="P52">------------------------------------------------------------------------------------------------------</text:p>
      <text:p text:style-name="P52">For DevOps/admins: understand LAN/WAN, topology, network devices, protocols, data transmission basics, history for context.</text:p>
      <text:p text:style-name="P52"/>
      <text:p text:style-name="P54">Вывод:</text:p>
      <text:p text:style-name="P52">Компьютерные сети — основа любой современной ИТ-системы. Без базового понимания принципов построения и работы сетей невозможна ни одна роль в DevOps или администрировании.</text:p>
      <text:p text:style-name="P52"/>
      <text:p text:style-name="P52">🟢 <text:span text:style-name="T9">Виды компьютерных сетей</text:span></text:p>
      <text:p text:style-name="P52"/>
      <text:p text:style-name="P52"><text:span text:style-name="T11">1) </text:span>Персональная сеть (PAN) — мини-сеть, объединяющая устройства одного пользователя на очень малом расстоянии (до 10 метров). Обычно включает смартфон, наушники, умные часы, фитнес-браслеты, ноутбук. Связь — Bluetooth, USB, инфракрасный порт. Применяется для передачи файлов, синхронизации, управления гаджетами.</text:p>
      <text:p text:style-name="P52">------------------------------------------------------------------------------------------------------</text:p>
      <text:p text:style-name="P52">Personal Area Network (PAN): a small network connecting a user’s personal devices (smartphone, headphones, smartwatch, fitness band, laptop) within a short range (up to 10 meters). Technologies: Bluetooth, USB, infrared. Used for file transfer, sync, device control.</text:p>
      <text:p text:style-name="P52"/>
      <text:p text:style-name="P52"><text:soft-page-break/><text:span text:style-name="T11">2) </text:span>Локальная сеть (LAN) — соединяет компьютеры и устройства в пределах одной квартиры, офиса, школы, или даже отдельного района города. Может быть построена на витой паре, оптоволокне, Wi-Fi (см. WLAN). Используется для совместного доступа к файлам, принтерам, для локальных игр, обмена сообщениями. Может работать полностью изолированно от интернета или иметь выход через маршрутизатор.</text:p>
      <text:p text:style-name="P52">------------------------------------------------------------------------------------------------------</text:p>
      <text:p text:style-name="P52">Local Area Network (LAN): connects computers/devices within a building, office, school, or local neighborhood. Built on Ethernet (twisted pair), fiber, or Wi-Fi (see WLAN). Used for file/printer sharing, LAN gaming, messaging. Can operate without the Internet, or connect via a router.</text:p>
      <text:p text:style-name="P52"/>
      <text:p text:style-name="P52"><text:span text:style-name="T11">3)</text:span>Городская сеть (MAN) — объединяет несколько LAN в разных зданиях или районах одного города. Используется для связи между кампусами университетов, филиалами компаний, инфраструктурой городских служб. Чаще всего строится провайдерами для предоставления услуг внутри города. Масштаб — от километра до десятков километров.</text:p>
      <text:p text:style-name="P52">------------------------------------------------------------------------------------------------------</text:p>
      <text:p text:style-name="P52">Metropolitan Area Network (MAN): connects multiple LANs in different buildings or districts within a city. Used for linking university campuses, company branches, municipal infrastructure. Usually built by ISPs for citywide services. Scale: kilometers to tens of kilometers.</text:p>
      <text:p text:style-name="P52"/>
      <text:p text:style-name="P52"><text:span text:style-name="T11">4)</text:span>Глобальная сеть (WAN) — соединяет сети и устройства между разными городами, странами, континентами. Пример — интернет. Для объединения используются маршрутизаторы, оптоволоконные линии, спутниковая связь. Локальные сети получают доступ к WAN через провайдера, маршрутизатор и шлюз.</text:p>
      <text:p text:style-name="P52">------------------------------------------------------------------------------------------------------</text:p>
      <text:p text:style-name="P52">Wide Area Network (WAN): connects networks and devices across cities, countries, continents. Example: the Internet. Uses routers, fiber optics, satellite links. Local networks access WAN through ISPs, routers, and gateways.</text:p>
      <text:p text:style-name="P52"/>
      <text:p text:style-name="P52"><text:span text:style-name="T11">5)</text:span>Беспроводная локальная сеть (WLAN) — разновидность LAN, использующая беспроводную связь (Wi-Fi). Позволяет подключать мобильные устройства и компьютеры без кабелей внутри квартиры, офиса, кафе, аэропорта. Центром WLAN выступает точка доступа (Access Point).</text:p>
      <text:p text:style-name="P52">------------------------------------------------------------------------------------------------------</text:p>
      <text:p text:style-name="P52">Wireless LAN (WLAN): a type of LAN using wireless (Wi-Fi) connections. Enables mobile devices and computers to connect without cables in homes, offices, public places. Centered around a Wireless Access Point.</text:p>
      <text:p text:style-name="P52"/>
      <text:p text:style-name="P52"><text:soft-page-break/><text:span text:style-name="T11">6)</text:span>Виртуальная частная сеть (VPN) — защищённый "туннель", который создаётся поверх существующей сети (чаще всего интернета/WAN). Позволяет безопасно соединять офисы или отдельные устройства между собой через интернет, шифрует трафик. Часто используется компаниями для объединения филиалов, либо сотрудниками для удалённого доступа к корпоративной сети.</text:p>
      <text:p text:style-name="P52">------------------------------------------------------------------------------------------------------</text:p>
      <text:p text:style-name="P52">Virtual Private Network (VPN): a secure tunnel built over an existing network (usually Internet/WAN). Connects offices or devices securely over the Internet, encrypts traffic. Common for companies linking branches, or remote workers accessing internal resources.</text:p>
      <text:p text:style-name="P52"/>
      <text:p text:style-name="P54">Важные моменты:</text:p>
      <text:list text:style-name="L59">
        <text:list-item>
          <text:p text:style-name="P59"><text:span text:style-name="T1">PAN, LAN, MAN могут существовать и работать вообще без интернета и WAN. Для обмена данными между устройствами достаточно физического или беспроводного соединения внутри их зоны покрытия.</text:span></text:p>
          <text:p text:style-name="P9">----------------------------------------------------------------------------------------------</text:p>
          <text:p text:style-name="P9">PAN, LAN, MAN can work without WAN or Internet, only local (wired or wireless) connections required within their coverage area.</text:p>
          <text:p text:style-name="P9">----------------------------------------------------------------------------------------------</text:p>
          <text:p text:style-name="P9"/>
        </text:list-item>
        <text:list-item>
          <text:p text:style-name="P9">LAN/районные сети (например, для локальных игр или "аськи" в 2000-х) были полностью самостоятельны — внутри можно было общаться и играть даже без доступа к интернету.</text:p>
          <text:p text:style-name="P9">-----------------------------------------------------------------------------------------------LAN/neighborhood networks (e.g., for local games or ICQ in the 2000s) were fully independent — local communication/gaming possible without Internet access.</text:p>
          <text:p text:style-name="P9">----------------------------------------------------------------------------------------------</text:p>
          <text:p text:style-name="P9"/>
        </text:list-item>
        <text:list-item>
          <text:p text:style-name="P9">WAN — это глобальная сеть (интернет). Локальные сети (LAN, MAN) получают к ней доступ через шлюзы: маршрутизаторы, модемы, провайдера. Внутри LAN устройства общаются напрямую, для выхода в WAN требуется маршрутизация.</text:p>
          <text:p text:style-name="P9">-----------------------------------------------------------------------------------------------WAN is a global network (Internet). Local networks (LAN, MAN) access it via gateways: routers, modems, ISP. Devices in a LAN communicate directly; access to WAN requires routing.</text:p>
          <text:p text:style-name="P9">----------------------------------------------------------------------------------------------</text:p>
          <text:p text:style-name="P9"/>
        </text:list-item>
        <text:list-item>
          <text:p text:style-name="P9">VPN позволяет безопасно объединять разные LAN или отдельные устройства, как будто они находятся в одной локальной сети, даже если они физически удалены и используют общий интернет.</text:p>
          <text:p text:style-name="P9"><text:soft-page-break/>-----------------------------------------------------------------------------------------------VPN enables secure connection of separate LANs or devices, making them appear as a single local network, even if they are physically distant and use public Internet.</text:p>
          <text:p text:style-name="P9">----------------------------------------------------------------------------------------------</text:p>
        </text:list-item>
      </text:list>
      <text:p text:style-name="P52"/>
      <text:p text:style-name="P54">Практическое значение для DevOps/админа:</text:p>
      <text:list text:style-name="L60">
        <text:list-item>
          <text:p text:style-name="P10">Знание структуры и принципов работы разных типов сетей важно для проектирования ИТ-инфраструктуры, грамотной настройки безопасности, маршрутизации, диагностики проблем. </text:p>
        </text:list-item>
        <text:list-item>
          <text:p text:style-name="P10">Умение отличать локальное взаимодействие от глобального критично для организации доступа, масштабирования, резервирования и защиты данных.</text:p>
          <text:p text:style-name="P10">-----------------------------------------------------------------------------------------------Understanding network types and their principles is vital for infrastructure design, security setup, routing, troubleshooting. Knowing local vs. global interactions is critical for access management, scaling, redundancy, and data protection.</text:p>
          <text:p text:style-name="P10">----------------------------------------------------------------------------------------------</text:p>
        </text:list-item>
      </text:list>
      <text:p text:style-name="P52"/>
      <text:p text:style-name="P52">🟢 <text:span text:style-name="T9">Сетевые топологии (Network Topologies)</text:span></text:p>
      <text:p text:style-name="P52"/>
      <text:p text:style-name="P52"><text:span text:style-name="T9">1</text:span><text:span text:style-name="T12">)</text:span><text:span text:style-name="T9"> </text:span>Физическая топология — определяет, как устройства реально соединены кабелями, портами, оборудованием. Важно для монтажа и апгрейда сети.</text:p>
      <text:p text:style-name="P52">-------------------------------------------------------------------------------------------------------</text:p>
      <text:p text:style-name="P52">Physical topology — describes the actual connections (wires, ports, devices) in a network. Important for setup and upgrades.</text:p>
      <text:p text:style-name="P52"/>
      <text:p text:style-name="P52"><text:span text:style-name="T12">2)</text:span> Логическая топология — определяет, как передаются данные между устройствами, независимо от того, как они физически соединены.</text:p>
      <text:p text:style-name="P52">-----------------------------------------------------------------------------------------------</text:p>
      <text:p text:style-name="P52">Logical topology — shows how data flows between devices, regardless of actual wiring.</text:p>
      <text:p text:style-name="P52"/>
      <text:p text:style-name="P52"><text:span text:style-name="T12">3) </text:span>Виды топологий (Types of Network Topologies):</text:p>
      <text:list text:style-name="L61">
        <text:list-item>
          <text:p text:style-name="P11">Точка-точка (Point-to-point)</text:p>
          <text:list>
            <text:list-item>
              <text:p text:style-name="P11">Два устройства соединены напрямую одним каналом связи. Это простая и надёжная схема для передачи данных между двумя точками.</text:p>
              <text:p text:style-name="P11">-------------------------------------------------------------------------------------------Point-to-point — two devices are directly connected via a single communication channel. Simple and reliable for connecting two endpoints.</text:p>
              <text:p text:style-name="P11">-------------------------------------------------------------------------------------------</text:p>
            </text:list-item>
            <text:list-item>
              <text:p text:style-name="P11"><text:soft-page-break/>Плюсы: высокая скорость, безопасность, простота.</text:p>
            </text:list-item>
            <text:list-item>
              <text:p text:style-name="P11">Минусы: масштабируется только для двух устройств.</text:p>
            </text:list-item>
            <text:list-item>
              <text:p text:style-name="P11">A &lt;------&gt; B</text:p>
            </text:list-item>
          </text:list>
        </text:list-item>
        <text:list-item>
          <text:p text:style-name="P11">Шина (Bus topology)</text:p>
          <text:list>
            <text:list-item>
              <text:p text:style-name="P11">Все устройства подключены к одному общему кабелю (шине). Передача данных — широковещательная, каждое устройство слушает общий канал, но принимает только свои сообщения.</text:p>
              <text:p text:style-name="P11">-------------------------------------------------------------------------------------------Bus — all devices share a single backbone cable; messages are broadcast to all, but only the recipient processes them.</text:p>
              <text:p text:style-name="P11">-------------------------------------------------------------------------------------------</text:p>
            </text:list-item>
            <text:list-item>
              <text:p text:style-name="P11">Плюсы: простота, дешевизна, легко добавлять устройства, мало кабеля.</text:p>
            </text:list-item>
            <text:list-item>
              <text:p text:style-name="P11">Минусы: ограничение длины и количества устройств, одна поломка кабеля — вся сеть падает, трудно искать неисправности, низкая производительность и безопасность.</text:p>
            </text:list-item>
            <text:list-item>
              <text:p text:style-name="P11">A---B---C---D</text:p>
            </text:list-item>
          </text:list>
        </text:list-item>
      </text:list>
      <text:p text:style-name="P52"><text:s text:c="3"/><text:tab/><text:tab/>|</text:p>
      <text:p text:style-name="P52"><text:s text:c="3"/><text:tab/><text:tab/>Кабель (шина)</text:p>
      <text:list text:style-name="L62">
        <text:list-item>
          <text:p text:style-name="P12">Звезда (Star topology)</text:p>
          <text:list>
            <text:list-item>
              <text:p text:style-name="P12">Все устройства соединяются с центральным устройством (хабом или коммутатором). Центр управляет трафиком, неисправность одного устройства не влияет на сеть.</text:p>
              <text:p text:style-name="P12">-------------------------------------------------------------------------------------------</text:p>
              <text:p text:style-name="P12">Star — all devices connect to a central hub/switch. Central device manages traffic, failure of one device doesn’t affect the network.</text:p>
              <text:p text:style-name="P12">-------------------------------------------------------------------------------------------</text:p>
            </text:list-item>
            <text:list-item>
              <text:p text:style-name="P12">Плюсы: легко администрировать, быстро искать неисправности, не критично при выходе из строя одного узла.</text:p>
            </text:list-item>
            <text:list-item>
              <text:p text:style-name="P12">Минусы: центр — “точка отказа”; если он выйдет из строя — сеть не работает; больше кабеля, чем в шине.</text:p>
            </text:list-item>
          </text:list>
        </text:list-item>
      </text:list>
      <text:p text:style-name="P52"><text:s text:c="6"/><text:tab/><text:tab/><text:tab/><text:tab/> B</text:p>
      <text:p text:style-name="P52"><text:s text:c="5"/><text:tab/><text:tab/><text:tab/><text:tab/> |</text:p>
      <text:p text:style-name="P52"><text:tab/><text:tab/><text:tab/> <text:s text:c="4"/>A--+--O--+--C</text:p>
      <text:p text:style-name="P52"><text:s text:c="6"/><text:tab/><text:tab/><text:tab/><text:tab/> |</text:p>
      <text:p text:style-name="P67"><text:span text:style-name="T1"><text:s text:c="6"/><text:tab/><text:tab/><text:tab/><text:tab/> D <text:s text:c="2"/></text:span><text:span text:style-name="T2">(</text:span><text:span text:style-name="T1">O — центр (хаб/свитч)</text:span><text:span text:style-name="T2">)</text:span></text:p>
      <text:list text:style-name="L63">
        <text:list-item>
          <text:p text:style-name="P13">Кольцо (Ring topology)</text:p>
          <text:list>
            <text:list-item>
              <text:p text:style-name="P13">Каждое устройство соединено с двумя соседями, создавая замкнутый круг. Данные передаются по кольцу по часовой или против часовой стрелки, пока не дойдут до адресата.</text:p>
              <text:p text:style-name="P13">-------------------------------------------------------------------------------------------Ring — each device connects to two neighbors, forming a closed loop. Data is passed around the ring in one direction until it reaches the recipient.</text:p>
              <text:p text:style-name="P13">-------------------------------------------------------------------------------------------</text:p>
            </text:list-item>
            <text:list-item>
              <text:p text:style-name="P13"><text:soft-page-break/>Плюсы: чёткая последовательность передачи, легко добавлять новые устройства.</text:p>
            </text:list-item>
            <text:list-item>
              <text:p text:style-name="P13">Минусы: выход одного узла или разрыв — сеть не работает, трудная диагностика.</text:p>
            </text:list-item>
          </text:list>
        </text:list-item>
      </text:list>
      <text:p text:style-name="P52"><text:tab/><text:tab/><text:tab/><text:tab/>A --- B</text:p>
      <text:p text:style-name="P52"><text:tab/><text:tab/><text:tab/><text:tab/>| <text:s text:c="7"/>|</text:p>
      <text:p text:style-name="P52"><text:tab/><text:tab/><text:tab/><text:tab/>D --- C</text:p>
      <text:list text:style-name="L64">
        <text:list-item>
          <text:p text:style-name="P14">Двойное кольцо (Dual ring)</text:p>
          <text:list>
            <text:list-item>
              <text:p text:style-name="P14">Два кольца: основное и резервное, данные могут идти в обе стороны, повышается надёжность и устойчивость к сбоям.</text:p>
              <text:p text:style-name="P60"><text:span text:style-name="T8">-------------------------------------------------------------------------------------------</text:span><text:span text:style-name="T1">Dual ring — two rings: primary and backup; data can go both ways, increasing reliability and fault tolerance.</text:span></text:p>
              <text:p text:style-name="P14">-------------------------------------------------------------------------------------------</text:p>
            </text:list-item>
            <text:list-item>
              <text:p text:style-name="P14">Плюсы: устойчивость к обрыву, можно ремонтировать без остановки всей сети.</text:p>
            </text:list-item>
            <text:list-item>
              <text:p text:style-name="P14">Минусы: дороже и сложнее, чем обычное кольцо.</text:p>
            </text:list-item>
          </text:list>
        </text:list-item>
      </text:list>
      <text:p text:style-name="P52"><text:s text:c="3"/><text:tab/><text:tab/><text:tab/><text:tab/>A====B</text:p>
      <text:p text:style-name="P52"><text:s text:c="2"/><text:tab/><text:tab/><text:tab/> <text:s text:c="7"/>// <text:s text:c="10"/>\\</text:p>
      <text:p text:style-name="P52"><text:s/><text:tab/><text:tab/><text:tab/> <text:s text:c="6"/>D======C</text:p>
      <text:list text:style-name="L65">
        <text:list-item>
          <text:p text:style-name="P61"><text:span text:style-name="T1">Ячеистая/Решётчатая (Mesh topology</text:span><text:span text:style-name="T3">)</text:span></text:p>
          <text:list>
            <text:list-item>
              <text:p text:style-name="P15">Каждое устройство соединено с несколькими другими, существует несколько маршрутов между любыми двумя точками. Максимальная отказоустойчивость.</text:p>
              <text:p text:style-name="P15">-------------------------------------------------------------------------------------------Mesh — each device connects to several others, with multiple paths between any two points. Offers maximum fault tolerance.</text:p>
              <text:p text:style-name="P15">-------------------------------------------------------------------------------------------</text:p>
            </text:list-item>
            <text:list-item>
              <text:p text:style-name="P15">Плюсы: очень высокая надёжность, сеть продолжает работать при выходе из строя части оборудования.</text:p>
            </text:list-item>
            <text:list-item>
              <text:p text:style-name="P15">Минусы: очень дорого и сложно строить, требует много кабеля и портов.</text:p>
            </text:list-item>
          </text:list>
        </text:list-item>
      </text:list>
      <text:p text:style-name="P52"><text:tab/><text:tab/><text:tab/><text:tab/>A-----B</text:p>
      <text:p text:style-name="P52"><text:tab/><text:tab/><text:tab/><text:tab/>|\ <text:s text:c="5"/>/|</text:p>
      <text:p text:style-name="P52"><text:tab/><text:tab/><text:tab/><text:tab/>| \ <text:s text:c="3"/>/ |</text:p>
      <text:p text:style-name="P52"><text:tab/><text:tab/><text:tab/><text:tab/><text:span text:style-name="T18">| <text:s/>\ <text:s/>/ <text:s/>|</text:span></text:p>
      <text:p text:style-name="P52"><text:tab/><text:tab/><text:tab/><text:tab/>| <text:s/>/ <text:s/>\ <text:s/>|</text:p>
      <text:p text:style-name="P52"><text:tab/><text:tab/><text:tab/><text:tab/>|/ <text:s text:c="5"/>\|</text:p>
      <text:p text:style-name="P52"><text:tab/><text:tab/><text:tab/><text:tab/>C-----D</text:p>
      <text:list text:style-name="L66">
        <text:list-item>
          <text:p text:style-name="P16">Гибридная (Hybrid topology)</text:p>
          <text:list>
            <text:list-item>
              <text:p text:style-name="P16">Сочетание нескольких схем, например, "дерево" — звезда + шина. Используется для повышения гибкости, оптимизации стоимости, управления большими сетями.</text:p>
              <text:p text:style-name="P16">-------------------------------------------------------------------------------------------</text:p>
              <text:p text:style-name="P16"><text:soft-page-break/>Hybrid — combination of multiple topologies (e.g., tree = star + bus). Used for flexibility, cost optimization, and management of large networks.</text:p>
              <text:p text:style-name="P16">-------------------------------------------------------------------------------------------</text:p>
            </text:list-item>
            <text:list-item>
              <text:p text:style-name="P16">Плюсы: гибкость, масштабируемость, легко адаптировать под задачи.</text:p>
            </text:list-item>
            <text:list-item>
              <text:p text:style-name="P16">Минусы: сложное проектирование, могут наследоваться слабые стороны исходных топологий.</text:p>
            </text:list-item>
          </text:list>
        </text:list-item>
      </text:list>
      <text:p text:style-name="P52"><text:s text:c="5"/><text:tab/><text:tab/><text:tab/><text:tab/>(шина)</text:p>
      <text:p text:style-name="P52"><text:s text:c="5"/><text:tab/><text:tab/><text:tab/><text:tab/> |</text:p>
      <text:p text:style-name="P52"><text:s text:c="2"/><text:tab/><text:tab/><text:tab/> +--O--+--O--+--O</text:p>
      <text:p text:style-name="P52"><text:tab/><text:tab/><text:tab/><text:tab/> <text:s text:c="2"/>| <text:s text:c="4"/>| <text:s text:c="4"/>|</text:p>
      <text:p text:style-name="P52"><text:tab/><text:tab/><text:tab/><text:tab/> <text:s text:c="2"/>* <text:s text:c="4"/>* <text:s text:c="4"/>* (звёзды)</text:p>
      <text:p text:style-name="P54">Важные детали</text:p>
      <text:list text:style-name="L67">
        <text:list-item>
          <text:p text:style-name="P17">Физическая и логическая топология могут различаться — физически сеть может быть звезда, а логически работать как шина.</text:p>
          <text:p text:style-name="P17">-------------------------------------------------------------------------------------------Physical and logical topology may differ: a network may look like a star but act as a bus logically.</text:p>
          <text:p text:style-name="P17">-------------------------------------------------------------------------------------------</text:p>
        </text:list-item>
        <text:list-item>
          <text:p text:style-name="P17">Гибридные схемы чаще всего используются в крупных организациях для отказоустойчивости и оптимизации затрат.</text:p>
          <text:p text:style-name="P17">-------------------------------------------------------------------------------------------Hybrid topologies are most common in large organizations for fault tolerance and cost optimization.</text:p>
          <text:p text:style-name="P17">-------------------------------------------------------------------------------------------</text:p>
        </text:list-item>
      </text:list>
      <text:p text:style-name="P52"/>
      <text:p text:style-name="P54">Практическое значение для DevOps/админа:</text:p>
      <text:list text:style-name="L68">
        <text:list-item>
          <text:p text:style-name="P18">Понимание топологий нужно для проектирования, диагностики, масштабирования и выбора оборудования.</text:p>
          <text:p text:style-name="P18">-------------------------------------------------------------------------------------------</text:p>
          <text:p text:style-name="P18">For DevOps/admins: understanding topologies is crucial for network design, troubleshooting, scaling, and choosing equipment.</text:p>
          <text:p text:style-name="P18">-------------------------------------------------------------------------------------------</text:p>
        </text:list-item>
      </text:list>
      <text:p text:style-name="P52"><text:line-break/>🟢 <text:span text:style-name="T9">Сетевые устройства (Network Devices)</text:span></text:p>
      <text:p text:style-name="P52"/>
      <text:p text:style-name="P67"><text:span text:style-name="T5">1 </text:span><text:span text:style-name="T7">) </text:span><text:span text:style-name="T1">NIC (Network Interface Controller, сетевая карта.</text:span></text:p>
      <text:list text:style-name="L69">
        <text:list-item>
          <text:p text:style-name="P19">Устройство, которое позволяет компьютерам обмениваться данными по сети — по кабелю или беспроводным способом.</text:p>
        </text:list-item>
      </text:list>
      <text:list text:style-name="L70">
        <text:list-item>
          <text:p text:style-name="P20">NIC работает и на физическом, и на канальном уровне OSI.</text:p>
        </text:list-item>
        <text:list-item>
          <text:p text:style-name="P20">Бывают внешние (USB), внутренние (PCI), интегрированные.</text:p>
          <text:p text:style-name="P20">-------------------------------------------------------------------------------------------NIC (Network Interface Controller) — allows computers to communicate <text:soft-page-break/>over a network, either wired or wirelessly. Operates at both physical and data link layers. Can be external (USB), internal (PCI), or integrated.</text:p>
          <text:p text:style-name="P20">-------------------------------------------------------------------------------------------</text:p>
        </text:list-item>
      </text:list>
      <text:p text:style-name="P52"/>
      <text:p text:style-name="P52"><text:span text:style-name="T13">2) </text:span>Коннекторы (Connectors)</text:p>
      <text:list text:style-name="L71">
        <text:list-item>
          <text:p text:style-name="P21">AUI — старый стандарт для толстых коаксиальных кабелей (10BASE5), сейчас почти не используется.</text:p>
        </text:list-item>
        <text:list-item>
          <text:p text:style-name="P21">BNC — быстрая коаксиальная "щёлк-кнопка" для 10BASE2 (старый Ethernet).</text:p>
        </text:list-item>
        <text:list-item>
          <text:p text:style-name="P21">8P8C (часто называют RJ-45) — стандартный разъём для витой пары (Ethernet).</text:p>
        </text:list-item>
        <text:list-item>
          <text:p text:style-name="P21">Оптоволокно (Fiber) — используется для больших расстояний и скоростей до 100Gbit/s, backbone-сети.</text:p>
          <text:p text:style-name="P21">-------------------------------------------------------------------------------------------AUI — old standard for thick coaxial (10BASE5), now rare.</text:p>
          <text:p text:style-name="P21">BNC — quick connect for coaxial (10BASE2, old Ethernet).</text:p>
          <text:p text:style-name="P21">8P8C (often called RJ-45) — standard for twisted pair (Ethernet).</text:p>
          <text:p text:style-name="P21">Fiber — for long distances and high speeds, backbone networks.</text:p>
        </text:list-item>
      </text:list>
      <text:p text:style-name="P52"><text:tab/>-------------------------------------------------------------------------------------------</text:p>
      <text:p text:style-name="P52"/>
      <text:p text:style-name="P52"/>
      <text:p text:style-name="P52"><text:span text:style-name="T13">3) </text:span>Репитер (Repeater)</text:p>
      <text:list text:style-name="L72">
        <text:list-item>
          <text:p text:style-name="P22">Электронное устройство, которое принимает сигнал и ретранслирует его. Используется для увеличения расстояния передачи сигнала.</text:p>
          <text:p text:style-name="P22">-------------------------------------------------------------------------------------------Repeater — receives a signal and retransmits it to extend the distance of transmission.</text:p>
          <text:p text:style-name="P22">-------------------------------------------------------------------------------------------</text:p>
        </text:list-item>
      </text:list>
      <text:p text:style-name="P52"/>
      <text:p text:style-name="P52"><text:span text:style-name="T13">4) </text:span>Хаб (Hub)</text:p>
      <text:list text:style-name="L73">
        <text:list-item>
          <text:p text:style-name="P23">Сетевое устройство для соединения нескольких Ethernet-устройств в одну сеть. Работает как много-портовый репитер: любой сигнал повторяет на все порты.</text:p>
        </text:list-item>
        <text:list-item>
          <text:p text:style-name="P23">Хаб не может анализировать трафик, не хранит данные, обрабатывает только одну передачу одновременно.</text:p>
        </text:list-item>
        <text:list-item>
          <text:p text:style-name="P23">Работает в полу-дуплексном режиме (одновременно или отправка, или приём).</text:p>
          <text:p text:style-name="P23">-------------------------------------------------------------------------------------------Hub — connects multiple Ethernet devices into one segment, acts as a multi-port repeater: repeats any transmission to all ports. Can't analyze or store traffic, only handles one transmission at a time. Half-duplex mode only.</text:p>
          <text:p text:style-name="P23">----------------------------------------------------------------------------------------</text:p>
        </text:list-item>
        <text:list-item>
          <text:p text:style-name="P23">Плюсы: просто, дёшево, увеличивает длину сети.</text:p>
        </text:list-item>
        <text:list-item>
          <text:p text:style-name="P23"><text:soft-page-break/>Минусы: низкая эффективность, создаёт коллизии, может только повторять сигналы.</text:p>
          <text:p text:style-name="P23">-------------------------------------------------------------------------------------------Pros: simple, cheap, extends network length.</text:p>
          <text:p text:style-name="P23">Cons: inefficient, creates collisions, only repeats signals.</text:p>
          <text:p text:style-name="P23">-------------------------------------------------------------------------------------------</text:p>
        </text:list-item>
      </text:list>
      <text:p text:style-name="P52"/>
      <text:p text:style-name="P52"><text:span text:style-name="T13">5) </text:span>Бридж (Bridge)</text:p>
      <text:list text:style-name="L74">
        <text:list-item>
          <text:p text:style-name="P24">Устройство, объединяющее несколько сетевых сегментов в одну сеть. Работает на канальном уровне OSI, может ограничивать домен коллизий, задерживать пакеты, фильтрует ошибочные фреймы.</text:p>
          <text:list>
            <text:list-item>
              <text:p text:style-name="P24">Бывают:</text:p>
              <text:list>
                <text:list-item>
                  <text:p text:style-name="P24">Transparent bridge (прозрачный, для одинаковых протоколов),</text:p>
                </text:list-item>
                <text:list-item>
                  <text:p text:style-name="P24">Translating bridge (переводит между разными протоколами канального/физического уровня),</text:p>
                </text:list-item>
                <text:list-item>
                  <text:p text:style-name="P24">Encapsulating bridge (инкапсулирует пакеты для передачи через чужую сеть).</text:p>
                </text:list-item>
              </text:list>
            </text:list-item>
          </text:list>
          <text:p text:style-name="P24">-------------------------------------------------------------------------------------------Bridge — connects multiple network segments into a single network, works at the data link layer. Restricts collision domains, delays packets, filters error frames.</text:p>
          <text:p text:style-name="P24">Types: transparent (same protocols), translating (different protocols), encapsulating (for foreign networks).</text:p>
          <text:p text:style-name="P24">-------------------------------------------------------------------------------------------</text:p>
        </text:list-item>
        <text:list-item>
          <text:p text:style-name="P24">Плюсы: уменьшает коллизии, расширяет сеть.</text:p>
        </text:list-item>
        <text:list-item>
          <text:p text:style-name="P24">Минусы: добавляет задержку (10-30%), ограничен производительностью.</text:p>
          <text:p text:style-name="P24">-------------------------------------------------------------------------------------------Pros: reduces collisions, extends networks.</text:p>
          <text:p text:style-name="P24">Cons: adds latency (10–30%), limited performance.</text:p>
          <text:p text:style-name="P24">-------------------------------------------------------------------------------------------</text:p>
        </text:list-item>
      </text:list>
      <text:p text:style-name="P52"><text:span text:style-name="T13"/></text:p>
      <text:p text:style-name="P52"><text:span text:style-name="T13">6) </text:span>Свитч (Switch)</text:p>
      <text:list text:style-name="L75">
        <text:list-item>
          <text:p text:style-name="P25">Многопортовый бридж. Использует MAC-адреса для передачи данных только нужному устройству, а не всем.</text:p>
        </text:list-item>
        <text:list-item>
          <text:p text:style-name="P25">Работает на канальном уровне. Каждый порт — отдельный домен коллизий, что уменьшает коллизии в сети.</text:p>
        </text:list-item>
        <text:list-item>
          <text:p text:style-name="P25">Три режима работы:</text:p>
          <text:list>
            <text:list-item>
              <text:p text:style-name="P25">Store &amp; Forward (полная буферизация),</text:p>
            </text:list-item>
            <text:list-item>
              <text:p text:style-name="P25">Cut-through (пересылка сразу после чтения адреса),</text:p>
            </text:list-item>
            <text:list-item>
              <text:p text:style-name="P25">Fragment-free (отправка после проверки заголовка).</text:p>
            </text:list-item>
          </text:list>
          <text:p text:style-name="P25">-------------------------------------------------------------------------------------------Switch — multi-port bridge, uses MAC addresses to forward data only to intended recipient. Operates at data link layer. Each port is its own <text:soft-page-break/>collision domain.Three switching modes: store &amp; forward, cut-through, fragment-free.</text:p>
          <text:p text:style-name="P25">-------------------------------------------------------------------------------------------</text:p>
        </text:list-item>
        <text:list-item>
          <text:p text:style-name="P25">Плюсы: разгружает сеть, уменьшает коллизии, увеличивает производительность.</text:p>
        </text:list-item>
        <text:list-item>
          <text:p text:style-name="P25">Минусы: дороже, сложно искать проблемы, требуется правильная настройка для multicast.</text:p>
          <text:p text:style-name="P25">-------------------------------------------------------------------------------------------Pros: reduces network load and collisions, increases performance.</text:p>
          <text:p text:style-name="P25">Cons: more expensive, harder to troubleshoot, needs proper multicast setup.</text:p>
          <text:p text:style-name="P25">-------------------------------------------------------------------------------------------</text:p>
        </text:list-item>
      </text:list>
      <text:p text:style-name="P52"/>
      <text:p text:style-name="P52"><text:span text:style-name="T13">7) </text:span>Роутер (Router)</text:p>
      <text:list text:style-name="L76">
        <text:list-item>
          <text:p text:style-name="P26">Устройство для пересылки пакетов между разными сетями. Работает на сетевом (3) уровне OSI, принимает решения по IP-адресу назначения (routing table). Главная задача — связать несколько сетей и правильно передавать пакеты между ними (локальная, внешняя и др.).</text:p>
          <text:p text:style-name="P26">-------------------------------------------------------------------------------------------</text:p>
          <text:p text:style-name="P26">Router — forwards data packets between networks. Operates at OSI layer 3, makes decisions using routing table and destination IP address. Main task: connect multiple networks and properly forward packets.</text:p>
          <text:p text:style-name="P26">-------------------------------------------------------------------------------------------</text:p>
        </text:list-item>
        <text:list-item>
          <text:p text:style-name="P26">Плюсы: соединяет любые сети, фильтрует и маршрутизирует трафик, масштабируемость.</text:p>
        </text:list-item>
        <text:list-item>
          <text:p text:style-name="P26">Минусы: сложнее, требует настройки маршрутов, может стать "узким местом".</text:p>
          <text:p text:style-name="P26">-------------------------------------------------------------------------------------------Pros: connects any networks, filters and routes traffic, scalable.</text:p>
          <text:p text:style-name="P26">Cons: more complex, requires route configuration, may become a bottleneck.</text:p>
          <text:p text:style-name="P26">-------------------------------------------------------------------------------------------</text:p>
        </text:list-item>
      </text:list>
      <text:p text:style-name="P52"/>
      <text:p text:style-name="P52"><text:span text:style-name="T14">8) </text:span>L3 Switch (Layer 3 Switch)</text:p>
      <text:list text:style-name="L77">
        <text:list-item>
          <text:p text:style-name="P27">Комбинирует функции свитча и роутера: как обычный свитч работает с устройствами одной подсети/виртуальной LAN, а как роутер — маршрутизирует между ними. </text:p>
        </text:list-item>
        <text:list-item>
          <text:p text:style-name="P27">Поддерживает routing protocols, фильтрацию, высокую производительность, разделение таблиц маршрутизации.</text:p>
        </text:list-item>
        <text:list-item>
          <text:p text:style-name="P27">Обычно используется в больших локальных сетях с множеством подсетей.</text:p>
          <text:p text:style-name="P27">-------------------------------------------------------------------------------------------Layer 3 switch — combines switch and router functions: switches local traffic at high speed, routes between subnets or VLANs. Supports <text:soft-page-break/>routing protocols, traffic segregation, high performance. Used in large LANs.</text:p>
          <text:p text:style-name="P27">-------------------------------------------------------------------------------------------</text:p>
        </text:list-item>
        <text:list-item>
          <text:p text:style-name="P27">Плюсы: изолирует сбои, поддерживает масштабирование, быстрый роутинг между VLAN, меньше задержка.</text:p>
        </text:list-item>
        <text:list-item>
          <text:p text:style-name="P27">Минусы: дороже и сложнее, чем обычные свитчи, сложнее настраивать.</text:p>
          <text:p text:style-name="P27">-------------------------------------------------------------------------------------------Pros: isolates faults, supports scalability, fast inter-VLAN routing, lower latency.</text:p>
          <text:p text:style-name="P27">Cons: more expensive and complex, harder to configure.</text:p>
          <text:p text:style-name="P27">-------------------------------------------------------------------------------------------</text:p>
        </text:list-item>
      </text:list>
      <text:p text:style-name="P52"/>
      <text:p text:style-name="P52"><text:span text:style-name="T14">9) </text:span>Шлюз (Gateway)</text:p>
      <text:list text:style-name="L78">
        <text:list-item>
          <text:p text:style-name="P28">Аппаратный или программный интерфейс для соединения сетей с разными протоколами (например, локальная сеть и интернет).</text:p>
        </text:list-item>
        <text:list-item>
          <text:p text:style-name="P28">Может работать на любом уровне OSI. Часто совмещает функции роутера, фильтрации, NAT, firewall.</text:p>
          <text:p text:style-name="P28">-------------------------------------------------------------------------------------------Gateway — hardware or software interface for connecting networks with different protocols (e.g., LAN and internet). Can operate at any OSI layer. Often includes routing, filtering, NAT, firewall functions.</text:p>
          <text:p text:style-name="P28">-------------------------------------------------------------------------------------------</text:p>
        </text:list-item>
      </text:list>
      <text:p text:style-name="P52"><text:span text:style-name="T15">10) </text:span>Модем (Modem)</text:p>
      <text:list text:style-name="L79">
        <text:list-item>
          <text:p text:style-name="P29">Аппаратное устройство для преобразования цифровых данных в сигнал, подходящий для передачи по среде (исторически — телефонная линия, сейчас — любые аналоговые каналы, в т.ч. оптика и радио).</text:p>
          <text:p text:style-name="P29">-------------------------------------------------------------------------------------------Modem (modulator-demodulator) — hardware device that converts digital data to signals suitable for transmission media (historically, phone lines, now any analog channel including optics and radio).</text:p>
          <text:p text:style-name="P29">-------------------------------------------------------------------------------------------</text:p>
        </text:list-item>
      </text:list>
      <text:p text:style-name="P54">Комментарий:</text:p>
      <text:list text:style-name="L80">
        <text:list-item>
          <text:p text:style-name="P30">Все эти устройства строят “скелет” сети — от простых повторителей и хабов, которые расширяют физические границы, до сложных роутеров, свитчей, шлюзов, которые делают сеть гибкой, отказоустойчивой и масштабируемой.</text:p>
          <text:p text:style-name="P30">-------------------------------------------------------------------------------------------</text:p>
          <text:p text:style-name="P30">All these devices build the “skeleton” of a network — from simple repeaters and hubs extending the physical reach, to complex routers, switches, gateways making the network flexible, resilient, and scalable.</text:p>
          <text:p text:style-name="P30">-------------------------------------------------------------------------------------------</text:p>
        </text:list-item>
      </text:list>
      <text:p text:style-name="P52"/>
      <text:p text:style-name="P52">🟢<text:span text:style-name="T9"> Модель OSI </text:span></text:p>
      <text:p text:style-name="P56"><text:soft-page-break/></text:p>
      <text:p text:style-name="P54">История</text:p>
      <text:list text:style-name="L81">
        <text:list-item>
          <text:p text:style-name="P55">Стандарт опубликован в середине 1970‑х под номером ISO/IEC 7498‑1 Международной организацией по стандартизации (ISO)</text:p>
          <text:p text:style-name="P55">-------------------------------------------------------------------------------------------</text:p>
          <text:p text:style-name="P55">Designated ISO/IEC 7498‑1 in the mid‑1970s, the OSI model is a standard of the International Organization for Standardization (ISO).</text:p>
          <text:p text:style-name="P55">-------------------------------------------------------------------------------------------</text:p>
        </text:list-item>
        <text:list-item>
          <text:p text:style-name="P55">Open Systems Interconnection model (OSI model) — концептуальная модель, которая описывает и стандартизирует функции сетевого взаимодействия между двумя конечными точками.</text:p>
          <text:p text:style-name="P55">-------------------------------------------------------------------------------------------</text:p>
        </text:list-item>
        <text:list-item>
          <text:p text:style-name="P55">The OSI model is a conceptual framework that characterizes and standardizes the communication functions between two endpoints in a network.</text:p>
        </text:list-item>
      </text:list>
      <text:p text:style-name="P52"><text:span text:style-name="T9">1)</text:span> Физический уровень (Physical Layer)</text:p>
      <text:list text:style-name="L82">
        <text:list-item>
          <text:p text:style-name="P31">Обеспечивает передачу «сырых» битов по среде — электрические импульсы, свет, радиоволны.</text:p>
        </text:list-item>
        <text:list-item>
          <text:p text:style-name="P31">Определяет разъёмы, напряжения, частоты, модуляцию, допустимую длину кабеля.</text:p>
        </text:list-item>
        <text:list-item>
          <text:p text:style-name="P31">Не знает никаких адресов, не исправляет ошибок, просто «беспощадно» шлёт и принимает сигналы.</text:p>
          <text:p text:style-name="P31">-------------------------------------------------------------------------------------------Physical Layer — transmits raw bits over the physical medium (copper, fiber, radio).Defines connectors, voltages, modulation, timing. No addressing or error control.</text:p>
          <text:p text:style-name="P31">-------------------------------------------------------------------------------------------</text:p>
        </text:list-item>
        <text:list-item>
          <text:p text:style-name="P31">Данные: биты (bits)</text:p>
        </text:list-item>
        <text:list-item>
          <text:p text:style-name="P31">Устройства: повторитель (repeater), коаксиальный/оптический медиаконвертер, концентра­тор (старые hub), Wi-Fi/BT-адаптеры, кабели, патч-панели, SFP-модули.</text:p>
        </text:list-item>
        <text:list-item>
          <text:p text:style-name="P31">Плюсы: простейшая реализация, минимальная задержка.</text:p>
        </text:list-item>
        <text:list-item>
          <text:p text:style-name="P31">Минусы: нет защиты от помех, ошибок и коллизий, без вышележащих уровней «бесполезен».</text:p>
        </text:list-item>
      </text:list>
      <text:p text:style-name="P52"/>
      <text:p text:style-name="P52"><text:span text:style-name="T9">2)</text:span> Канальный уровень (Data-Link Layer)</text:p>
      <text:list text:style-name="L83">
        <text:list-item>
          <text:p text:style-name="P32">Формирует кадр, добавляет MAC-адреса, контрольную сумму (FCS), ловит ошибки «побитно» и «кадрово».</text:p>
        </text:list-item>
        <text:list-item>
          <text:p text:style-name="P32">Делит среду: решает, кто и когда передаёт (CSMA/CD, CSMA/CA).</text:p>
        </text:list-item>
        <text:list-item>
          <text:p text:style-name="P32">Состоит из двух подуровней: LLC (логическая связь) и MAC (доступ к среде).</text:p>
          <text:p text:style-name="P32">-------------------------------------------------------------------------------------------Data-Link Layer — creates frames, handles MAC addressing, error detection, medium access (MAC/LLC).</text:p>
          <text:p text:style-name="P32"><text:soft-page-break/>-------------------------------------------------------------------------------------------</text:p>
        </text:list-item>
        <text:list-item>
          <text:p text:style-name="P32">Данные: кадр (frame)</text:p>
        </text:list-item>
        <text:list-item>
          <text:p text:style-name="P32">Устройства: сетевые карты (NIC), коммутаторы (switch), мосты (bridge), точки доступа Wi-Fi (AP).</text:p>
        </text:list-item>
        <text:list-item>
          <text:p text:style-name="P32">Примеры протоколов: Ethernet, Wi-Fi (IEEE 802.11), PPP, VLAN (802.1Q), ARP, MPLS.</text:p>
        </text:list-item>
        <text:list-item>
          <text:p text:style-name="P32">Плюсы: исправляет «физические» ошибки, локализует коллизии в одном сегменте.</text:p>
        </text:list-item>
        <text:list-item>
          <text:p text:style-name="P32">Минусы: работает только в пределах одной сети (broadcast-домен), не видит IP.</text:p>
        </text:list-item>
      </text:list>
      <text:p text:style-name="P52"/>
      <text:p text:style-name="P52"><text:span text:style-name="T9">3)</text:span> Сетевой уровень (Network Layer)</text:p>
      <text:list text:style-name="L84">
        <text:list-item>
          <text:p text:style-name="P33">Маршрутизация пакетов между сетями, логическая адресация (IP).</text:p>
        </text:list-item>
        <text:list-item>
          <text:p text:style-name="P33">Разбивает большие пакеты, фрагментирует и собирает их, выбирает оптимальный путь.</text:p>
        </text:list-item>
        <text:list-item>
          <text:p text:style-name="P33">Поддерживает QoS, TTL, ICMP-сообщения об ошибках.</text:p>
          <text:p text:style-name="P33">-------------------------------------------------------------------------------------------Network Layer — routes packets across networks, provides logical (IP) addressing, handles fragmentation and TTL.</text:p>
          <text:p text:style-name="P33">-------------------------------------------------------------------------------------------</text:p>
        </text:list-item>
        <text:list-item>
          <text:p text:style-name="P33">Данные: пакет (packet)</text:p>
        </text:list-item>
        <text:list-item>
          <text:p text:style-name="P33">Устройства: маршрутизатор (router), L3-коммутатор, брандмауэр L3, шлюз VPN.</text:p>
        </text:list-item>
        <text:list-item>
          <text:p text:style-name="P33">Протоколы: IPv4/IPv6, ICMP, IGMP, IPSec, OSPF, BGP.</text:p>
        </text:list-item>
        <text:list-item>
          <text:p text:style-name="P33">Плюсы: масштабирование, выбор маршрута, межсетевое разделение.</text:p>
        </text:list-item>
        <text:list-item>
          <text:p text:style-name="P33">Минусы: таблицы маршрутов усложняются, возможен bottleneck на слабом роутере.</text:p>
        </text:list-item>
      </text:list>
      <text:p text:style-name="P52"/>
      <text:p text:style-name="P52"><text:span text:style-name="T9">4)</text:span> Транспортный уровень (Transport Layer)</text:p>
      <text:list text:style-name="L85">
        <text:list-item>
          <text:p text:style-name="P34">Обеспечивает доставку «от процесса к процессу»: сегментация, сборка, подтверждения.</text:p>
        </text:list-item>
        <text:list-item>
          <text:p text:style-name="P34">Нумерует порты, управляет потоком (window), восстанавливает пропущенные сегменты</text:p>
          <text:p text:style-name="P62"><text:span text:style-name="T8">-------------------------------------------------------------------------------------------</text:span><text:span text:style-name="T1">Transport Layer — provides end-to-end delivery, segmentation/reassembly, flow and error control, port addressing.</text:span></text:p>
          <text:p text:style-name="P34">-------------------------------------------------------------------------------------------</text:p>
        </text:list-item>
        <text:list-item>
          <text:p text:style-name="P34">Данные: сегмент (segment) / дейтаграмма</text:p>
        </text:list-item>
        <text:list-item>
          <text:p text:style-name="P34">Протоколы: TCP (надёжный, соединений), UDP (быстрый, без подтверждений), SCTP, QUIC.</text:p>
        </text:list-item>
        <text:list-item>
          <text:p text:style-name="P34">Плюсы: гарантия доставки (TCP), контроль перегрузки, управление порядком.</text:p>
        </text:list-item>
        <text:list-item>
          <text:p text:style-name="P34">Минусы: накладные расходы TCP-заголовков, ручная настройка MTU/мss.</text:p>
        </text:list-item>
      </text:list>
      <text:p text:style-name="P52"><text:soft-page-break/></text:p>
      <text:p text:style-name="P52"><text:span text:style-name="T9">5) </text:span>Сеансовый уровень (Session Layer)</text:p>
      <text:list text:style-name="L86">
        <text:list-item>
          <text:p text:style-name="P35">Устанавливает, ведёт и закрывает «сеансы» между приложениями, ставит контрольные точки (checkpoint).</text:p>
        </text:list-item>
        <text:list-item>
          <text:p text:style-name="P35">Синхронизация диалога, управление «чья очередь говорить».</text:p>
          <text:p text:style-name="P35">-------------------------------------------------------------------------------------------Session Layer — establishes, manages, terminates sessions; keeps dialog in sync, adds checkpoints for recovery.</text:p>
          <text:p text:style-name="P35">-------------------------------------------------------------------------------------------</text:p>
        </text:list-item>
        <text:list-item>
          <text:p text:style-name="P35">Протоколы: NetBIOS, RPC, PAP, PPTP, L2TP.</text:p>
        </text:list-item>
        <text:list-item>
          <text:p text:style-name="P35">Плюсы: можно восстанавливать передачу с контрольной точки, управлять несколькими потоками.</text:p>
        </text:list-item>
        <text:list-item>
          <text:p text:style-name="P35">Минусы: в современном интер­нете часть функций «уехала» в TLS/TCP, поэтому слой часто «прячется».</text:p>
        </text:list-item>
      </text:list>
      <text:p text:style-name="P52"/>
      <text:p text:style-name="P52"><text:span text:style-name="T9">6)</text:span> Представительный уровень (Presentation Layer)</text:p>
      <text:list text:style-name="L87">
        <text:list-item>
          <text:p text:style-name="P36">«Переводчик» форматов: меняет кодировку, шифрует/расшифровывает, сжимает/распаковывает.</text:p>
        </text:list-item>
        <text:list-item>
          <text:p text:style-name="P36">Делает данные понятными для разных ОС и приложений</text:p>
          <text:p text:style-name="P36">-------------------------------------------------------------------------------------------Presentation Layer — converts data formats, handles encryption/decryption, compression/decompression.</text:p>
          <text:p text:style-name="P36">-------------------------------------------------------------------------------------------</text:p>
        </text:list-item>
        <text:list-item>
          <text:p text:style-name="P36">Протоколы/форматы: TLS/SSL, JPEG, MPEG, GIF, ASCII ↔ UTF-8.</text:p>
        </text:list-item>
        <text:list-item>
          <text:p text:style-name="P36">Плюсы: унификация обмена, безопасность (TLS), уменьшение трафика (gzip).</text:p>
        </text:list-item>
        <text:list-item>
          <text:p text:style-name="P36">Минусы: добавляет задержку (шифрование/сжатие), требует CPU.</text:p>
        </text:list-item>
      </text:list>
      <text:p text:style-name="P52"/>
      <text:p text:style-name="P52"><text:span text:style-name="T9">7)</text:span> Прикладной уровень (Application Layer)</text:p>
      <text:list text:style-name="L88">
        <text:list-item>
          <text:p text:style-name="P37">Предоставляет сетевые сервисы пользовательским приложениям: веб, почта, файлы, чат и т. д.</text:p>
        </text:list-item>
        <text:list-item>
          <text:p text:style-name="P37">Проверяет, доступен ли партнёр и достаточно ли ресурсов для передачи</text:p>
          <text:p text:style-name="P37">-------------------------------------------------------------------------------------------Application Layer — provides network services to end-user applications (web, mail, file, chat).</text:p>
          <text:p text:style-name="P37">-------------------------------------------------------------------------------------------</text:p>
        </text:list-item>
        <text:list-item>
          <text:p text:style-name="P37">Протоколы: HTTP/HTTPS, FTP/SFTP, SMTP, IMAP, DNS, DHCP, SNMP, NTP, MQTT.</text:p>
        </text:list-item>
        <text:list-item>
          <text:p text:style-name="P37">Плюсы: высокий уровень абстракции, понятные API.</text:p>
        </text:list-item>
        <text:list-item>
          <text:p text:style-name="P37">Минусы: уязвимости напрямую «видны» пользователю, зависит от корректной работы всех нижних уровней.</text:p>
        </text:list-item>
      </text:list>
      <text:p text:style-name="P53">Схема передачи данных:</text:p>
      <text:p text:style-name="P58">[App] —7→6→5→4→3→2→1— кабель/радио —1→2→3→4→5→6→7— [App<text:span text:style-name="T19">]</text:span></text:p>
      <text:p text:style-name="P52"/>
      <text:p text:style-name="P53"><text:soft-page-break/>Быстрая шпаргалка — как называются данные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Уровень</text:p>
          </table:table-cell>
          <table:table-cell table:style-name="Table1.A1" office:value-type="string">
            <text:p text:style-name="P2">Рус</text:p>
          </table:table-cell>
          <table:table-cell table:style-name="Table1.A1" office:value-type="string">
            <text:p text:style-name="P2">Eng</text:p>
          </table:table-cell>
          <table:table-cell table:style-name="Table1.D1" office:value-type="string">
            <text:p text:style-name="P2">Единица данных</text:p>
          </table:table-cell>
        </table:table-row>
        <table:table-row>
          <table:table-cell table:style-name="Table1.A2" office:value-type="string">
            <text:p text:style-name="P68">7</text:p>
          </table:table-cell>
          <table:table-cell table:style-name="Table1.A2" office:value-type="string">
            <text:p text:style-name="P57">Прикладной</text:p>
          </table:table-cell>
          <table:table-cell table:style-name="Table1.A2" office:value-type="string">
            <text:p text:style-name="P57">Application</text:p>
          </table:table-cell>
          <table:table-cell table:style-name="Table1.D2" office:value-type="string">
            <text:p text:style-name="P57">Data</text:p>
          </table:table-cell>
        </table:table-row>
        <table:table-row>
          <table:table-cell table:style-name="Table1.A2" office:value-type="string">
            <text:p text:style-name="P69">6</text:p>
          </table:table-cell>
          <table:table-cell table:style-name="Table1.A2" office:value-type="string">
            <text:p text:style-name="P2">Представительный</text:p>
          </table:table-cell>
          <table:table-cell table:style-name="Table1.A2" office:value-type="string">
            <text:p text:style-name="P2">Presentation</text:p>
          </table:table-cell>
          <table:table-cell table:style-name="Table1.D2" office:value-type="string">
            <text:p text:style-name="P2">Data</text:p>
          </table:table-cell>
        </table:table-row>
        <table:table-row>
          <table:table-cell table:style-name="Table1.A2" office:value-type="string">
            <text:p text:style-name="P69">5</text:p>
          </table:table-cell>
          <table:table-cell table:style-name="Table1.A2" office:value-type="string">
            <text:p text:style-name="P2">Сеансовый</text:p>
          </table:table-cell>
          <table:table-cell table:style-name="Table1.A2" office:value-type="string">
            <text:p text:style-name="P2">Session</text:p>
          </table:table-cell>
          <table:table-cell table:style-name="Table1.D2" office:value-type="string">
            <text:p text:style-name="P2">Data</text:p>
          </table:table-cell>
        </table:table-row>
        <table:table-row>
          <table:table-cell table:style-name="Table1.A2" office:value-type="string">
            <text:p text:style-name="P69">4</text:p>
          </table:table-cell>
          <table:table-cell table:style-name="Table1.A2" office:value-type="string">
            <text:p text:style-name="P2">Транспортный</text:p>
          </table:table-cell>
          <table:table-cell table:style-name="Table1.A2" office:value-type="string">
            <text:p text:style-name="P2">Transport</text:p>
          </table:table-cell>
          <table:table-cell table:style-name="Table1.D2" office:value-type="string">
            <text:p text:style-name="P2">Segment</text:p>
          </table:table-cell>
        </table:table-row>
        <table:table-row>
          <table:table-cell table:style-name="Table1.A2" office:value-type="string">
            <text:p text:style-name="P69">3</text:p>
          </table:table-cell>
          <table:table-cell table:style-name="Table1.A2" office:value-type="string">
            <text:p text:style-name="P2">Сетевой</text:p>
          </table:table-cell>
          <table:table-cell table:style-name="Table1.A2" office:value-type="string">
            <text:p text:style-name="P2">Network</text:p>
          </table:table-cell>
          <table:table-cell table:style-name="Table1.D2" office:value-type="string">
            <text:p text:style-name="P2">Packet</text:p>
          </table:table-cell>
        </table:table-row>
        <table:table-row>
          <table:table-cell table:style-name="Table1.A2" office:value-type="string">
            <text:p text:style-name="P69">2</text:p>
          </table:table-cell>
          <table:table-cell table:style-name="Table1.A2" office:value-type="string">
            <text:p text:style-name="P2">Канальный</text:p>
          </table:table-cell>
          <table:table-cell table:style-name="Table1.A2" office:value-type="string">
            <text:p text:style-name="P2">Data-Link</text:p>
          </table:table-cell>
          <table:table-cell table:style-name="Table1.D2" office:value-type="string">
            <text:p text:style-name="P2">Frame</text:p>
          </table:table-cell>
        </table:table-row>
        <table:table-row>
          <table:table-cell table:style-name="Table1.A2" office:value-type="string">
            <text:p text:style-name="P69">1</text:p>
          </table:table-cell>
          <table:table-cell table:style-name="Table1.A2" office:value-type="string">
            <text:p text:style-name="P2">Физический</text:p>
          </table:table-cell>
          <table:table-cell table:style-name="Table1.A2" office:value-type="string">
            <text:p text:style-name="P2">Physical</text:p>
          </table:table-cell>
          <table:table-cell table:style-name="Table1.D2" office:value-type="string">
            <text:p text:style-name="P2">Bit</text:p>
          </table:table-cell>
        </table:table-row>
      </table:table>
      <text:p text:style-name="P52"><text:tab/></text:p>
      <text:p text:style-name="P54">Почему DevOps-у важно помнить уровни:</text:p>
      <text:list text:style-name="L89">
        <text:list-item>
          <text:p text:style-name="P38">Точное диагностирование:</text:p>
          <text:list>
            <text:list-item>
              <text:p text:style-name="P38">«Нет пинга» — 3 ур., «TLS-ошибка» — 6 ур., «404» — 7 ур.</text:p>
            </text:list-item>
          </text:list>
        </text:list-item>
        <text:list-item>
          <text:p text:style-name="P38">Точная настройка firewall / ACL: куда ставить правило — L3 vs L4.</text:p>
        </text:list-item>
        <text:list-item>
          <text:p text:style-name="P38">Мониторинг и троттлинг: TCP window, MTU, MSS, QoS.</text:p>
        </text:list-item>
        <text:list-item>
          <text:p text:style-name="P38">Безопасность: TLS (ур. 6), VPN (ур. 3 → 2), физический изолированный сегмент (1-2 ур.).</text:p>
        </text:list-item>
      </text:list>
      <text:p text:style-name="P52"/>
      <text:p text:style-name="P54">Главное: </text:p>
      <text:list text:style-name="L90">
        <text:list-item>
          <text:p text:style-name="P39">каждое устройство и протокол «живо» только на своём уровне. Понимая, где «ломается» пакет, ты быстро решаешь любую сетевую проблему.</text:p>
        </text:list-item>
      </text:list>
      <text:p text:style-name="P52"/>
      <text:p text:style-name="P52"/>
      <text:p text:style-name="P52"/>
      <text:p text:style-name="P52"/>
      <text:p text:style-name="P52">🟢 <text:span text:style-name="T9">TCP/IP модель (классическая 4-уровневая)</text:span></text:p>
      <text:p text:style-name="P52"><text:span text:style-name="T9"/></text:p>
      <text:p text:style-name="P52"><text:span text:style-name="T9">1) </text:span>Канальный / Сетевой доступ (Data-link / Network Access)</text:p>
      <text:list text:style-name="L91">
        <text:list-item>
          <text:p text:style-name="P40">Определяет, как физически отправить кадры: адрес (MAC), фрейминг, доступ к среде.</text:p>
        </text:list-item>
        <text:list-item>
          <text:p text:style-name="P40">Обеспечивает доставку «сосед-сосед» (один сегмент).</text:p>
          <text:p text:style-name="P40">-------------------------------------------------------------------------------------------</text:p>
          <text:p text:style-name="P40">Data-link / Network Access — physical addressing, framing, medium access.</text:p>
          <text:p text:style-name="P40">Takes packets from Internet layer, wraps into frames, sends over cable / Wi-Fi.</text:p>
          <text:p text:style-name="P40">-------------------------------------------------------------------------------------------</text:p>
        </text:list-item>
        <text:list-item>
          <text:p text:style-name="P40">Ключевые функции: MAC-адрес, кадр, CRC, VLAN.</text:p>
        </text:list-item>
        <text:list-item>
          <text:p text:style-name="P40">Протоколы: Ethernet, Wi-Fi (802.11), PPP, xDSL.</text:p>
        </text:list-item>
      </text:list>
      <text:p text:style-name="P52"/>
      <text:p text:style-name="P52"><text:span text:style-name="T9">2)</text:span> Internet (Межсетевой)</text:p>
      <text:list text:style-name="L92">
        <text:list-item>
          <text:p text:style-name="P41"><text:soft-page-break/>Отвечает за маршрутизацию пакетов между сетями, логические IP-адреса.</text:p>
        </text:list-item>
        <text:list-item>
          <text:p text:style-name="P41">Выбирает путь, фрагментирует/собирает пакеты.</text:p>
          <text:p text:style-name="P41">-------------------------------------------------------------------------------------------Internet layer — logical addressing &amp; routing (IP), moves packets across networks.</text:p>
          <text:p text:style-name="P41">-------------------------------------------------------------------------------------------</text:p>
        </text:list-item>
        <text:list-item>
          <text:p text:style-name="P41">Функции: IP-адрес, TTL, ICMP-ошибки, ARP-разрешение.</text:p>
        </text:list-item>
        <text:list-item>
          <text:p text:style-name="P41">Протоколы: IPv4/IPv6, ICMP, IGMP, ARP.</text:p>
        </text:list-item>
      </text:list>
      <text:p text:style-name="P52"/>
      <text:p text:style-name="P52"><text:span text:style-name="T9">3) </text:span>Transport (Транспортный)</text:p>
      <text:list text:style-name="L93">
        <text:list-item>
          <text:p text:style-name="P42">«Конец-в-конец» доставка между приложениями: порты, сегментация, контроль ошибок.</text:p>
        </text:list-item>
        <text:list-item>
          <text:p text:style-name="P42">TCP (надёжно), UDP (быстро).</text:p>
          <text:p text:style-name="P63"><text:span text:style-name="T1">-------------------------------------------------------------------------------------------Transport layer — end-to-end delivery, ports, segmentation, reliability (TCP) or speed (UDP).</text:span></text:p>
          <text:p text:style-name="P42">-------------------------------------------------------------------------------------------</text:p>
        </text:list-item>
        <text:list-item>
          <text:p text:style-name="P42">Функции: трехсторонний handshake (TCP), поток/перегрузка, checksum.</text:p>
        </text:list-item>
        <text:list-item>
          <text:p text:style-name="P42">Протоколы: TCP, UDP, SCTP, QUIC.</text:p>
        </text:list-item>
      </text:list>
      <text:p text:style-name="P52"/>
      <text:p text:style-name="P52"><text:span text:style-name="T9">4) </text:span>Application (Прикладной)</text:p>
      <text:list text:style-name="L94">
        <text:list-item>
          <text:p text:style-name="P43">Все видимые пользователю сервисы: веб, почта, DNS, API.</text:p>
        </text:list-item>
        <text:list-item>
          <text:p text:style-name="P43">Включает в себя задачи OSI-сеанса + представления (шифр, форматы).</text:p>
          <text:p text:style-name="P43">-------------------------------------------------------------------------------------------Application layer — user-level protocols (HTTP, DNS, SSH), combines OSI session + presentation + application functions.</text:p>
          <text:p text:style-name="P43">-------------------------------------------------------------------------------------------</text:p>
        </text:list-item>
        <text:list-item>
          <text:p text:style-name="P43">Протоколы: HTTP/HTTPS, FTP, SMTP, DNS, DHCP, SSH, SNMP.</text:p>
        </text:list-item>
      </text:list>
      <text:p text:style-name="P52"/>
      <text:p text:style-name="P52"><text:span text:style-name="T16">5) </text:span>Пятиуровневая «гибридная» TCP/IP(добавляет Physical как отдельный низ)</text:p>
      <text:list text:style-name="L95">
        <text:list-item>
          <text:p text:style-name="P64"><text:span text:style-name="T4">1.</text:span><text:span text:style-name="T1">Physical 2. Data-link 3. Internet 4. Transport 5. Application.</text:span></text:p>
        </text:list-item>
      </text:list>
      <text:p text:style-name="P52"/>
      <text:p text:style-name="P52"><text:span text:style-name="T16">6)</text:span><text:span text:style-name="T20"> </text:span>TCP/IP vs OSI — ключевые различия</text:p>
      <text:p text:style-name="P52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TCP/IP</text:p>
          </table:table-cell>
          <table:table-cell table:style-name="Table2.B1" office:value-type="string">
            <text:p text:style-name="P53">OSI</text:p>
          </table:table-cell>
        </table:table-row>
        <table:table-row>
          <table:table-cell table:style-name="Table2.A2" office:value-type="string">
            <text:p text:style-name="P2">4 (или 5) уровней</text:p>
          </table:table-cell>
          <table:table-cell table:style-name="Table2.B2" office:value-type="string">
            <text:p text:style-name="P2">7 уровней</text:p>
          </table:table-cell>
        </table:table-row>
        <table:table-row>
          <table:table-cell table:style-name="Table2.A2" office:value-type="string">
            <text:p text:style-name="P2">Сначала разработали протоколы, потом описали модель</text:p>
          </table:table-cell>
          <table:table-cell table:style-name="Table2.B2" office:value-type="string">
            <text:p text:style-name="P2">Сначала модель, потом протоколы</text:p>
          </table:table-cell>
        </table:table-row>
        <table:table-row>
          <table:table-cell table:style-name="Table2.A2" office:value-type="string">
            <text:p text:style-name="P2">Session + Presentation включены в <text:soft-page-break/>Application</text:p>
          </table:table-cell>
          <table:table-cell table:style-name="Table2.B2" office:value-type="string">
            <text:p text:style-name="P2">Session, Presentation отдельные</text:p>
          </table:table-cell>
        </table:table-row>
        <table:table-row>
          <table:table-cell table:style-name="Table2.A2" office:value-type="string">
            <text:p text:style-name="P2">«Горизонтальный» практический стек (конкретный набор протоколов)</text:p>
          </table:table-cell>
          <table:table-cell table:style-name="Table2.B2" office:value-type="string">
            <text:p text:style-name="P2">«Вертикальная» теоретическая структура</text:p>
          </table:table-cell>
        </table:table-row>
      </table:table>
      <text:p text:style-name="P52"/>
      <text:p text:style-name="P52"><text:span text:style-name="T16">7) </text:span>Инкапсуляция (кратко)</text:p>
      <text:list text:style-name="L96">
        <text:list-item>
          <text:p text:style-name="P44">Данные → TCP/UDP header → IP header → MAC header + FCS → биты</text:p>
        </text:list-item>
      </text:list>
      <text:p text:style-name="P52"/>
      <text:p text:style-name="P52"><text:span text:style-name="T16">8) </text:span>Мини-памятка DevOp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Проверка</text:p>
          </table:table-cell>
          <table:table-cell table:style-name="Table3.B1" office:value-type="string">
            <text:p text:style-name="P52">Команда</text:p>
          </table:table-cell>
        </table:table-row>
        <table:table-row>
          <table:table-cell table:style-name="Table3.A2" office:value-type="string">
            <text:p text:style-name="P52">Port open? (L4)</text:p>
          </table:table-cell>
          <table:table-cell table:style-name="Table3.B2" office:value-type="string">
            <text:p text:style-name="P52">nc -zv host 443</text:p>
          </table:table-cell>
        </table:table-row>
        <table:table-row>
          <table:table-cell table:style-name="Table3.A2" office:value-type="string">
            <text:p text:style-name="P52">IP route? (L3)</text:p>
          </table:table-cell>
          <table:table-cell table:style-name="Table3.B2" office:value-type="string">
            <text:p text:style-name="P52">traceroute host</text:p>
          </table:table-cell>
        </table:table-row>
        <table:table-row>
          <table:table-cell table:style-name="Table3.A2" office:value-type="string">
            <text:p text:style-name="P52">ARP / MAC? (L2)</text:p>
          </table:table-cell>
          <table:table-cell table:style-name="Table3.B2" office:value-type="string">
            <text:p text:style-name="P52">arp -a</text:p>
          </table:table-cell>
        </table:table-row>
        <table:table-row>
          <table:table-cell table:style-name="Table3.A2" office:value-type="string">
            <text:p text:style-name="P52">Link up? (L1)</text:p>
          </table:table-cell>
          <table:table-cell table:style-name="Table3.B2" office:value-type="string">
            <text:p text:style-name="P52">ethtool eth0</text:p>
          </table:table-cell>
        </table:table-row>
      </table:table>
      <text:p text:style-name="P52"/>
      <text:p text:style-name="P52">🟢 <text:span text:style-name="T9">IP-протоколы</text:span></text:p>
      <text:p text:style-name="P52"><text:span text:style-name="T9">1)</text:span> MAC-адрес (уровень 2 OSI)</text:p>
      <text:list text:style-name="L97">
        <text:list-item>
          <text:p text:style-name="P45">Уникальный физический адрес, «серийный номер» сетевой карты.</text:p>
        </text:list-item>
        <text:list-item>
          <text:p text:style-name="P45">48 бит (6 байт): OUI (код производителя) + идентификатор устройства.</text:p>
          <text:p text:style-name="P45">-------------------------------------------------------------------------------------------</text:p>
          <text:p text:style-name="P45">MAC address — unique 48-bit hardware address (OUI + device ID), burned into every NIC.</text:p>
          <text:p text:style-name="P45">-------------------------------------------------------------------------------------------</text:p>
        </text:list-item>
        <text:list-item>
          <text:p text:style-name="P45">Формат: 00:1A:2B:3C:4D:5E (hex, двоеточия).</text:p>
        </text:list-item>
        <text:list-item>
          <text:p text:style-name="P45">Используется для локальной доставки (LAN, VLAN), не маршрутизируется между сетями.</text:p>
        </text:list-item>
        <text:list-item>
          <text:p text:style-name="P45">Для связи MAC и IP используется протокол ARP.</text:p>
        </text:list-item>
        <text:list-item>
          <text:p text:style-name="P45">Иногда MAC можно изменить вручную (locally administered).</text:p>
        </text:list-item>
        <text:list-item>
          <text:p text:style-name="P45">Плюсы: не зависит от IP, всегда уникален в локальной сети.</text:p>
        </text:list-item>
        <text:list-item>
          <text:p text:style-name="P45">Минусы: не работает за пределами сегмента, не может быть использован в интернет-маршрутизации.</text:p>
        </text:list-item>
      </text:list>
      <text:p text:style-name="P52"/>
      <text:p text:style-name="P52"><text:span text:style-name="T9">2)</text:span> IPv4 (уровень 3 OSI, Internet Layer TCP/IP)</text:p>
      <text:list text:style-name="L98">
        <text:list-item>
          <text:p text:style-name="P46">2.1 Назначение и структура</text:p>
          <text:list>
            <text:list-item>
              <text:p text:style-name="P46">Обеспечивает доставку пакетов между сетями — каждый узел получает уникальный 32-битный адрес.</text:p>
            </text:list-item>
          </text:list>
          <text:p text:style-name="P46">-------------------------------------------------------------------------------------------IPv4 — network protocol for delivering packets between hosts via 32-bit unique addresses.</text:p>
          <text:p text:style-name="P46">-------------------------------------------------------------------------------------------</text:p>
          <text:list text:continue-numbering="true">
            <text:list-item>
              <text:p text:style-name="P46"><text:soft-page-break/>Запись: четыре октета (байта), разделённых точками, например: 192.168.1.1</text:p>
            </text:list-item>
            <text:list-item>
              <text:p text:style-name="P46">Маска сети указывает, какие биты — сеть, какие — хост (пример: 255.255.255.0 или /24).</text:p>
            </text:list-item>
          </text:list>
        </text:list-item>
        <text:list-item>
          <text:p text:style-name="P46">2.2 Диапазоны и адреса</text:p>
          <text:list>
            <text:list-item>
              <text:p text:style-name="P46">Частные сети (private): 10.0.0.0/8, 172.16.0.0/12, 192.168.0.0/16 — не маршрутизируются в интернет.</text:p>
            </text:list-item>
            <text:list-item>
              <text:p text:style-name="P46">Loopback: 127.0.0.1 — «localhost», адрес самого устройства.</text:p>
            </text:list-item>
            <text:list-item>
              <text:p text:style-name="P46">APIPA: 169.254.x.x — автоматически назначается при ошибке DHCP.</text:p>
            </text:list-item>
            <text:list-item>
              <text:p text:style-name="P46">Broadcast: 255.255.255.255 — широковещание по всей сети.</text:p>
            </text:list-item>
          </text:list>
        </text:list-item>
        <text:list-item>
          <text:p text:style-name="P46">2.3 Поля заголовка Ipv4</text:p>
          <text:list>
            <text:list-item>
              <text:p text:style-name="P46">Version (4 бита): версия (4)</text:p>
            </text:list-item>
            <text:list-item>
              <text:p text:style-name="P46">IHL: длина заголовка</text:p>
            </text:list-item>
            <text:list-item>
              <text:p text:style-name="P46">Total Length: размер пакета (до 65535 B)</text:p>
            </text:list-item>
            <text:list-item>
              <text:p text:style-name="P65"><text:span text:style-name="T1">TTL: Time To Live — «время жизни» пакета (каждый хоп — минус 1)</text:span></text:p>
            </text:list-item>
            <text:list-item>
              <text:p text:style-name="P46">Protocol: следующий протокол (TCP/UDP/ICMP)</text:p>
            </text:list-item>
            <text:list-item>
              <text:p text:style-name="P46">Source/Dest IP: адрес отправителя и получателя</text:p>
            </text:list-item>
            <text:list-item>
              <text:p text:style-name="P46">Header Checksum: контроль целостности заголовка</text:p>
            </text:list-item>
            <text:list-item>
              <text:p text:style-name="P46">Fragmentation: Offset, флаг More Fragments — для разбиения больших пакетов.</text:p>
            </text:list-item>
          </text:list>
        </text:list-item>
        <text:list-item>
          <text:p text:style-name="P46">Плюсы: простая архитектура, легко реализуется, поддерживается везде.</text:p>
        </text:list-item>
        <text:list-item>
          <text:p text:style-name="P46">Минусы: 4 млрд адресов — закончились, NAT стал необходим, сложность с фрагментацией.</text:p>
        </text:list-item>
      </text:list>
      <text:p text:style-name="P52"/>
      <text:p text:style-name="P52"><text:span text:style-name="T9">3)</text:span> NAT (Network Address Translation)</text:p>
      <text:list text:style-name="L99">
        <text:list-item>
          <text:p text:style-name="P47">Переводит адреса из частных диапазонов IPv4 в публичные и обратно на границе сети.</text:p>
          <text:p text:style-name="P47">-------------------------------------------------------------------------------------------</text:p>
          <text:p text:style-name="P47">NAT — translates private IPv4 addresses to public, conserving global address space.</text:p>
          <text:p text:style-name="P47">-------------------------------------------------------------------------------------</text:p>
        </text:list-item>
        <text:list-item>
          <text:p text:style-name="P47">Основные виды:</text:p>
          <text:list>
            <text:list-item>
              <text:p text:style-name="P47">SNAT: исходящий NAT (внутренний IP подменяется на внешний)</text:p>
            </text:list-item>
            <text:list-item>
              <text:p text:style-name="P47">DNAT (Port-forward): входящий NAT (внешний IP перенаправляется внутрь)</text:p>
            </text:list-item>
            <text:list-item>
              <text:p text:style-name="P47">PAT: подмена адреса + порта (много адресов и портов на одном внешнем)</text:p>
            </text:list-item>
          </text:list>
        </text:list-item>
        <text:list-item>
          <text:p text:style-name="P47">Плюсы: экономия адресов, безопасность, скрытие внутренней топологии.</text:p>
        </text:list-item>
        <text:list-item>
          <text:p text:style-name="P47">Минусы: ломает сквозную связь (peer-to-peer, VoIP), требует спец. поддержки (ALGs).</text:p>
        </text:list-item>
      </text:list>
      <text:p text:style-name="P52"/>
      <text:p text:style-name="P52"><text:soft-page-break/><text:span text:style-name="T9">4)</text:span> ICMP (Internet Control Message Protocol)</text:p>
      <text:list text:style-name="L100">
        <text:list-item>
          <text:p text:style-name="P48">Служебный протокол, работает с IPv4 и IPv6 для диагностики и передачи ошибок</text:p>
          <text:p text:style-name="P48">-------------------------------------------------------------------------------------------CMP — auxiliary protocol for errors and network diagnostics (ping, traceroute, unreachable).</text:p>
          <text:p text:style-name="P48">-------------------------------------------------------------------------------------------</text:p>
        </text:list-item>
        <text:list-item>
          <text:p text:style-name="P48">Ключевые сообщения:</text:p>
          <text:list>
            <text:list-item>
              <text:p text:style-name="P48">Echo Request/Reply (ping)</text:p>
            </text:list-item>
            <text:list-item>
              <text:p text:style-name="P48">Destination Unreachable (узел недоступен)</text:p>
            </text:list-item>
            <text:list-item>
              <text:p text:style-name="P48">Time Exceeded (TTL истёк)</text:p>
            </text:list-item>
            <text:list-item>
              <text:p text:style-name="P48">Redirect (оптимизация маршрута)</text:p>
            </text:list-item>
          </text:list>
        </text:list-item>
        <text:list-item>
          <text:p text:style-name="P48">Диагностика: ping, traceroute используют ICMP для проверки доступности и маршрутов.</text:p>
        </text:list-item>
      </text:list>
      <text:p text:style-name="P52"/>
      <text:p text:style-name="P52"><text:span text:style-name="T9">5) </text:span>IPv6 (уровень 3 OSI, Internet Layer TCP/IP)</text:p>
      <text:list text:style-name="L101">
        <text:list-item>
          <text:p text:style-name="P49">5.1 Назначение и причины перехода</text:p>
          <text:list>
            <text:list-item>
              <text:p text:style-name="P49">IPv4 исчерпан — нужен новый протокол с огромным адресным пространством.</text:p>
            </text:list-item>
            <text:list-item>
              <text:p text:style-name="P49">IPv6 = 128 бит, адресов хватит «на всех и навсегда».</text:p>
            </text:list-item>
            <text:list-item>
              <text:p text:style-name="P49">Убирает необходимость NAT, возвращает end-to-end соединение, поддерживает автоматическую настройку.</text:p>
              <text:p text:style-name="P49">-------------------------------------------------------------------------------------------IPv6 — next-gen protocol: 128-bit address, no NAT, autoconfiguration, better security.</text:p>
              <text:p text:style-name="P49">-------------------------------------------------------------------------------------------</text:p>
            </text:list-item>
          </text:list>
        </text:list-item>
        <text:list-item>
          <text:p text:style-name="P49">5.2 Формат и запись Ipv6-адреса</text:p>
          <text:list>
            <text:list-item>
              <text:p text:style-name="P49">8 групп по 4 hex-символа, разделённых двоеточиями: 2001:0db8:85a3:0000:0000:8a2e:0370:7334</text:p>
            </text:list-item>
            <text:list-item>
              <text:p text:style-name="P49">Сокращение: ведущие нули убираются, одна цепочка нулей заменяется :: 2001:db8:85a3::8a2e:370:7334</text:p>
            </text:list-item>
            <text:list-item>
              <text:p text:style-name="P49">Префикс /64 — стандартная длина сетевой части.</text:p>
            </text:list-item>
          </text:list>
        </text:list-item>
        <text:list-item>
          <text:p text:style-name="P49">5.3 Типы адресов и их функции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Тип</text:p>
          </table:table-cell>
          <table:table-cell table:style-name="Table4.A1" office:value-type="string">
            <text:p text:style-name="P2">Префикс</text:p>
          </table:table-cell>
          <table:table-cell table:style-name="Table4.C1" office:value-type="string">
            <text:p text:style-name="P2">Назначение</text:p>
          </table:table-cell>
        </table:table-row>
        <table:table-row>
          <table:table-cell table:style-name="Table4.A2" office:value-type="string">
            <text:p text:style-name="P2">Global Unicast</text:p>
          </table:table-cell>
          <table:table-cell table:style-name="Table4.A2" office:value-type="string">
            <text:p text:style-name="P2">2000::/3 </text:p>
          </table:table-cell>
          <table:table-cell table:style-name="Table4.C2" office:value-type="string">
            <text:p text:style-name="P2">публичный адрес для интернета</text:p>
          </table:table-cell>
        </table:table-row>
        <table:table-row>
          <table:table-cell table:style-name="Table4.A2" office:value-type="string">
            <text:p text:style-name="P2">Unique-Local</text:p>
          </table:table-cell>
          <table:table-cell table:style-name="Table4.A2" office:value-type="string">
            <text:p text:style-name="P2">fd00::/8</text:p>
          </table:table-cell>
          <table:table-cell table:style-name="Table4.C2" office:value-type="string">
            <text:p text:style-name="P2">частные сети, не маршрутизируется</text:p>
          </table:table-cell>
        </table:table-row>
        <table:table-row>
          <table:table-cell table:style-name="Table4.A2" office:value-type="string">
            <text:p text:style-name="P2">Link-Local</text:p>
          </table:table-cell>
          <table:table-cell table:style-name="Table4.A2" office:value-type="string">
            <text:p text:style-name="P2">fe80::/10</text:p>
          </table:table-cell>
          <table:table-cell table:style-name="Table4.C2" office:value-type="string">
            <text:p text:style-name="P2">автомат. адрес в сегменте, autoconf</text:p>
          </table:table-cell>
        </table:table-row>
        <table:table-row>
          <table:table-cell table:style-name="Table4.A2" office:value-type="string">
            <text:p text:style-name="P2">Multicast</text:p>
          </table:table-cell>
          <table:table-cell table:style-name="Table4.A2" office:value-type="string">
            <text:p text:style-name="P2">ff00::/8</text:p>
          </table:table-cell>
          <table:table-cell table:style-name="Table4.C2" office:value-type="string">
            <text:p text:style-name="P2">групповая рассылка</text:p>
          </table:table-cell>
        </table:table-row>
        <table:table-row>
          <table:table-cell table:style-name="Table4.A2" office:value-type="string">
            <text:p text:style-name="P2">Loopback</text:p>
          </table:table-cell>
          <table:table-cell table:style-name="Table4.A2" office:value-type="string">
            <text:p text:style-name="P2">::1</text:p>
          </table:table-cell>
          <table:table-cell table:style-name="Table4.C2" office:value-type="string">
            <text:p text:style-name="P2">адрес самого <text:soft-page-break/>устройства</text:p>
          </table:table-cell>
        </table:table-row>
      </table:table>
      <text:p text:style-name="P52"/>
      <text:list text:style-name="L102">
        <text:list-item>
          <text:p text:style-name="P50">5.4 Особенности и функции Ipv6</text:p>
          <text:list>
            <text:list-item>
              <text:p text:style-name="P50">SLAAC: Stateless Address Autoconfiguration — автоназначение адресов.</text:p>
            </text:list-item>
            <text:list-item>
              <text:p text:style-name="P50">Нет NAT — каждый узел напрямую видим в сети.</text:p>
            </text:list-item>
            <text:list-item>
              <text:p text:style-name="P50">Flow Label — поддержка QoS (качество сервиса для приоритезации).</text:p>
            </text:list-item>
            <text:list-item>
              <text:p text:style-name="P50">ICMPv6: обязательный протокол для обнаружения соседей (Neighbor Discovery), сообщений об ошибках.</text:p>
            </text:list-item>
            <text:list-item>
              <text:p text:style-name="P50">Фрагментация: только отправитель может резать пакет, роутеры не фрагментируют (Path MTU Discovery).</text:p>
            </text:list-item>
            <text:list-item>
              <text:p text:style-name="P50">Встроенная поддержка IPsec (шифрование на сетевом уровне).</text:p>
            </text:list-item>
            <text:list-item>
              <text:p text:style-name="P50">Проблемы: не все провайдеры поддерживают, иногда требует dual-stack (одновременно IPv4 и Ipv6).</text:p>
            </text:list-item>
            <text:list-item>
              <text:p text:style-name="P66"><text:span text:style-name="T1">Плюсы: почти бесконечное число адресов, простая маршрутизация, автоматизация, встроенная безопасность</text:span></text:p>
            </text:list-item>
            <text:list-item>
              <text:p text:style-name="P50">Минусы: требуется изучение новых команд, не вся инфраструктура поддерживает.</text:p>
            </text:list-item>
          </text:list>
        </text:list-item>
      </text:list>
      <text:p text:style-name="P52"/>
      <text:p text:style-name="P52"><text:span text:style-name="T9">6)</text:span> DevOps-шпаргалка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">Проверка / Задача</text:p>
          </table:table-cell>
          <table:table-cell table:style-name="Table5.A1" office:value-type="string">
            <text:p text:style-name="P2">IPv4</text:p>
          </table:table-cell>
          <table:table-cell table:style-name="Table5.C1" office:value-type="string">
            <text:p text:style-name="P2">IPv6</text:p>
          </table:table-cell>
        </table:table-row>
        <table:table-row>
          <table:table-cell table:style-name="Table5.A2" office:value-type="string">
            <text:p text:style-name="P2">Показать адреса</text:p>
          </table:table-cell>
          <table:table-cell table:style-name="Table5.A2" office:value-type="string">
            <text:p text:style-name="P2">ip -4 a</text:p>
          </table:table-cell>
          <table:table-cell table:style-name="Table5.C2" office:value-type="string">
            <text:p text:style-name="P2">ip -6 a</text:p>
          </table:table-cell>
        </table:table-row>
        <table:table-row>
          <table:table-cell table:style-name="Table5.A2" office:value-type="string">
            <text:p text:style-name="P2">Пинг</text:p>
          </table:table-cell>
          <table:table-cell table:style-name="Table5.A2" office:value-type="string">
            <text:p text:style-name="P2">ping 8.8.8.8</text:p>
          </table:table-cell>
          <table:table-cell table:style-name="Table5.C2" office:value-type="string">
            <text:p text:style-name="P2">ping6 2001:4860::8888</text:p>
          </table:table-cell>
        </table:table-row>
        <table:table-row>
          <table:table-cell table:style-name="Table5.A2" office:value-type="string">
            <text:p text:style-name="P2">Трассировка</text:p>
          </table:table-cell>
          <table:table-cell table:style-name="Table5.A2" office:value-type="string">
            <text:p text:style-name="P2">traceroute 8.8.8.8</text:p>
          </table:table-cell>
          <table:table-cell table:style-name="Table5.C2" office:value-type="string">
            <text:p text:style-name="P2">traceroute -6 &lt;адрес&gt;</text:p>
          </table:table-cell>
        </table:table-row>
        <table:table-row>
          <table:table-cell table:style-name="Table5.A2" office:value-type="string">
            <text:p text:style-name="P2">Добавить маршрут</text:p>
          </table:table-cell>
          <table:table-cell table:style-name="Table5.A2" office:value-type="string">
            <text:p text:style-name="P2">ip r add ...</text:p>
          </table:table-cell>
          <table:table-cell table:style-name="Table5.C2" office:value-type="string">
            <text:p text:style-name="P2">ip -6 r add ...</text:p>
          </table:table-cell>
        </table:table-row>
        <table:table-row>
          <table:table-cell table:style-name="Table5.A2" office:value-type="string">
            <text:p text:style-name="P2">Посмотреть ARP / ND</text:p>
          </table:table-cell>
          <table:table-cell table:style-name="Table5.A2" office:value-type="string">
            <text:p text:style-name="P2">arp -a</text:p>
          </table:table-cell>
          <table:table-cell table:style-name="Table5.C2" office:value-type="string">
            <text:p text:style-name="P2">ip -6 neigh</text:p>
          </table:table-cell>
        </table:table-row>
        <table:table-row>
          <table:table-cell table:style-name="Table5.A2" office:value-type="string">
            <text:p text:style-name="P2">Проверить MTU</text:p>
          </table:table-cell>
          <table:table-cell table:style-name="Table5.A2" office:value-type="string">
            <text:p text:style-name="P2">ping -M do -s 1472</text:p>
          </table:table-cell>
          <table:table-cell table:style-name="Table5.C2" office:value-type="string">
            <text:p text:style-name="P2">(Path MTU автоматом)</text:p>
          </table:table-cell>
        </table:table-row>
        <table:table-row>
          <table:table-cell table:style-name="Table5.A2" office:value-type="string">
            <text:p text:style-name="P2">Блокировать IP</text:p>
          </table:table-cell>
          <table:table-cell table:style-name="Table5.A2" office:value-type="string">
            <text:p text:style-name="P2">iptables -A INPUT...</text:p>
          </table:table-cell>
          <table:table-cell table:style-name="Table5.C2" office:value-type="string">
            <text:p text:style-name="P2">nft add rule ... ip6 ...</text:p>
          </table:table-cell>
        </table:table-row>
      </table:table>
      <text:p text:style-name="P52"/>
      <text:p text:style-name="P52"><text:span text:style-name="T17">7) </text:span>Вывод:</text:p>
      <text:list text:style-name="L103">
        <text:list-item>
          <text:p text:style-name="P51">MAC — адрес карты, только для локальной сети.</text:p>
        </text:list-item>
        <text:list-item>
          <text:p text:style-name="P51">IPv4 — рабочая лошадка, требует NAT, адресов мало.</text:p>
        </text:list-item>
        <text:list-item>
          <text:p text:style-name="P51">NAT — временное решение, даёт выход в интернет из частной сети.</text:p>
        </text:list-item>
        <text:list-item>
          <text:p text:style-name="P51">ICMP — диагностика, ошибки, маршруты.</text:p>
        </text:list-item>
        <text:list-item>
          <text:p text:style-name="P51">IPv6 — новый протокол, адресов хватит на всё, проще и прозрачнее, нет NAT, работает автоматизация.</text:p>
        </text:list-item>
        <text:list-item>
          <text:p text:style-name="P51">DevOps — должен уметь различать типы адресов, настраивать маршруты, пользоваться диагностиками и знать отличия IPv4/IPv6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4:58:14.440915049</meta:creation-date>
    <dc:date>2025-08-11T02:58:36.885090319</dc:date>
    <meta:editing-duration>PT36S</meta:editing-duration>
    <meta:editing-cycles>2</meta:editing-cycles>
    <meta:generator>LibreOffice/24.2.7.2$Linux_X86_64 LibreOffice_project/420$Build-2</meta:generator>
    <meta:document-statistic meta:table-count="5" meta:image-count="0" meta:object-count="0" meta:page-count="21" meta:paragraph-count="577" meta:word-count="4786" meta:character-count="43736" meta:non-whitespace-character-count="39583"/>
  </office:meta>
</office:document-meta>
</file>